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3000000D26948DF0DE5D7B513.png" manifest:media-type="image/png"/>
  <manifest:file-entry manifest:full-path="Pictures/100000010000019F000000E1FD14282D014C703A.png" manifest:media-type="image/png"/>
  <manifest:file-entry manifest:full-path="Pictures/10000000000000B4000000F1F57FDB4E7686C9EE.jpg" manifest:media-type="image/jpeg"/>
  <manifest:file-entry manifest:full-path="Pictures/1000000100000233000001102B916D126D91DC83.png" manifest:media-type="image/png"/>
  <manifest:file-entry manifest:full-path="Pictures/10000001000001B8000000EF3BCF92DF579E3BF8.png" manifest:media-type="image/png"/>
  <manifest:file-entry manifest:full-path="Pictures/1000000100000151000000D8CA0DE05F30FBE958.png" manifest:media-type="image/png"/>
  <manifest:file-entry manifest:full-path="Pictures/1000000000000121000001B2DDCC63D59C1E2245.jpg" manifest:media-type="image/jpeg"/>
  <manifest:file-entry manifest:full-path="Pictures/1000511600003A3A00001C288FA75C52AED69609.wmf" manifest:media-type="image/x-wmf"/>
  <manifest:file-entry manifest:full-path="Pictures/100048E400002D6E000018BCDCCCD98BC4CBE2BA.emf" manifest:media-type="image/x-emf"/>
  <manifest:file-entry manifest:full-path="Pictures/10005B48000028BF000013BC13E2CB0675BB0745.wmf" manifest:media-type="image/x-wmf"/>
  <manifest:file-entry manifest:full-path="Pictures/100000010000018A000000BF48D418B696CD7017.png" manifest:media-type="image/png"/>
  <manifest:file-entry manifest:full-path="Pictures/10000000000000E1000000CEE7BDA8A0DEBBF5BD.jpg" manifest:media-type="image/jpeg"/>
  <manifest:file-entry manifest:full-path="Pictures/10004614000022D400001657AEF9A04801B00AC7.emf" manifest:media-type="image/x-emf"/>
  <manifest:file-entry manifest:full-path="Pictures/1000849600003044000015B1B9F8433A9A71DDAD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roman" style:font-pitch="variable"/>
    <style:font-face style:name="FreeSans2" svg:font-family="FreeSans" style:font-family-generic="system" style:font-pitch="variable"/>
    <style:font-face style:name="FreeSans3" svg:font-family="FreeSans" style:font-family-generic="swiss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  <style:paragraph-properties style:writing-mode="lr-tb"/>
    </style:style>
    <style:style style:name="gr3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6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7" style:family="paragraph">
      <loext:graphic-properties draw:fill="none"/>
      <style:paragraph-properties fo:text-align="start" style:writing-mode="lr-tb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8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  <style:text-properties fo:font-size="16pt"/>
    </style:style>
    <style:style style:name="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16pt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16pt" style:font-size-asian="16pt" style:font-size-complex="16pt"/>
    </style:style>
    <style:style style:name="P45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loext:color-lum-mod="100%" loext:color-lum-off="0%" fo:font-size="16pt" style:font-size-asian="16pt" style:font-size-complex="16pt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24pt"/>
    </style:style>
    <style:style style:name="P47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loext:color-lum-mod="100%" loext:color-lum-off="0%" fo:font-size="24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50" style:family="paragraph">
      <style:paragraph-properties fo:margin-top="0cm" fo:margin-bottom="0cm" fo:line-height="100%" fo:text-align="start" style:writing-mode="lr-tb"/>
      <style:text-properties fo:font-size="13pt" style:font-size-asian="13pt" style:font-size-complex="13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52" style:family="paragraph">
      <style:paragraph-properties fo:margin-top="0cm" fo:margin-bottom="0cm" fo:line-height="100%" fo:text-align="start" style:writing-mode="lr-tb"/>
      <style:text-properties fo:font-size="24pt"/>
    </style:style>
    <style:style style:name="P53" style:family="paragraph">
      <style:paragraph-properties fo:margin-top="0cm" fo:margin-bottom="0cm" fo:line-height="100%" fo:text-align="center" style:punctuation-wrap="hanging" style:writing-mode="lr-tb"/>
      <style:text-properties fo:color="#ce181e" loext:opacity="100%" fo:font-size="24pt"/>
    </style:style>
    <style:style style:name="P5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  <style:text-properties fo:font-size="24pt"/>
    </style:style>
    <style:style style:name="P5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  <style:text-properties fo:font-size="24pt"/>
    </style:style>
    <style:style style:name="P5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5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  <style:text-properties fo:font-size="24pt"/>
    </style:style>
    <style:style style:name="P5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  <style:text-properties fo:font-size="24pt"/>
    </style:style>
    <style:style style:name="P6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  <style:text-properties fo:font-size="24pt"/>
    </style:style>
    <style:style style:name="P6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  <style:text-properties fo:font-size="24pt"/>
    </style:style>
    <style:style style:name="P6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  <style:text-properties fo:font-size="24pt"/>
    </style:style>
    <style:style style:name="P6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67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8" style:family="paragraph">
      <style:paragraph-properties fo:margin-top="0cm" fo:margin-bottom="0cm" fo:line-height="100%" fo:text-align="center" style:punctuation-wrap="simple" style:writing-mode="lr-tb"/>
      <style:text-properties fo:font-size="24pt" fo:font-style="normal" style:font-style-asian="normal" style:font-style-complex="normal"/>
    </style:style>
    <style:style style:name="P69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fo:font-style="normal" style:font-style-asian="normal" style:font-style-complex="normal"/>
    </style:style>
    <style:style style:name="P70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1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2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7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6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7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78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79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0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81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  <style:text-properties style:font-name="Garamond" fo:font-size="14pt" style:font-size-asian="14pt" style:font-size-complex="14pt"/>
    </style:style>
    <style:style style:name="P82" style:family="paragraph">
      <loext:graphic-properties draw:fill="none"/>
      <style:paragraph-properties fo:text-align="start" style:writing-mode="lr-tb" style:font-independent-line-spacing="true"/>
      <style:text-properties style:font-name="Garamond" fo:font-size="14pt" style:font-size-asian="14pt" style:font-size-complex="14pt"/>
    </style:style>
    <style:style style:name="P83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85" style:family="paragraph">
      <style:paragraph-properties fo:margin-left="0cm" fo:margin-right="0cm" fo:text-indent="0cm"/>
    </style:style>
    <style:style style:name="P8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87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88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90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  <style:text-properties fo:font-size="24pt"/>
    </style:style>
    <style:style style:name="P91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loext:opacity="100%" style:text-line-through-style="none" style:text-line-through-type="none" style:text-position="0% 100%" style:font-name="Tahoma2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loext:opacity="100%" style:text-line-through-style="none" style:text-line-through-type="none" style:text-position="0% 100%" style:font-name="Tahoma2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loext:opacity="100%" style:font-name="Tahoma2" fo:font-size="12pt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Tahoma2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ce181e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ce181e" loext:opacity="100%" style:text-line-through-style="none" style:text-line-through-type="none" style:text-position="0% 100%" style:font-name="Tahoma2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a6a6a6" loext:opacity="100%" style:text-line-through-style="none" style:text-line-through-type="none" style:text-position="0% 100%" style:font-name="Tahoma2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a6a6a6" loext:opacity="100%" style:text-line-through-style="none" style:text-line-through-type="none" style:text-position="0% 100%" style:font-name="Tahoma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fo:font-variant="normal" fo:text-transform="none" fo:color="#a6a6a6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3333cc" loext:opacity="100%" style:text-line-through-style="none" style:text-line-through-type="none" style:text-position="0% 100%" style:font-name="Tahoma2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1c1c1c" loext:opacity="100%" style:text-line-through-style="none" style:text-line-through-type="none" style:text-position="0% 100%" style:font-name="Tahoma2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5" style:family="text">
      <style:text-properties fo:font-variant="normal" fo:text-transform="none" fo:color="#1c1c1c" loext:opacity="100%" style:text-line-through-style="none" style:text-line-through-type="none" style:text-position="0% 100%" style:font-name="Tahoma2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" style:font-size-complex="16pt" style:font-style-complex="normal" style:font-weight-complex="bold"/>
    </style:style>
    <style:style style:name="T46" style:family="text">
      <style:text-properties fo:font-variant="normal" fo:text-transform="none" fo:color="#333399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3333cc" loext:opacity="100%" style:text-line-through-style="none" style:text-line-through-type="none" style:text-position="0% 100%" style:font-name="Tahoma2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fo:font-variant="normal" fo:text-transform="none" fo:color="#3333cc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ffcf01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2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" style:font-size-complex="16pt" style:font-style-complex="normal" style:font-weight-complex="bold"/>
    </style:style>
    <style:style style:name="T53" style:family="text">
      <style:text-properties fo:font-variant="normal" fo:text-transform="none" fo:color="#3333c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" style:font-size-complex="16pt" style:font-style-complex="normal" style:font-weight-complex="bold"/>
    </style:style>
    <style:style style:name="T54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5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7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008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5" style:family="text">
      <style:text-properties fo:font-variant="normal" fo:text-transform="none" fo:color="#008000" loext:opacity="100%" style:text-line-through-style="none" style:text-line-through-type="none" style:text-position="0% 100%" style:font-name="Arial3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Gesamtü</text:span><text:span text:style-name="T8">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0.195cm" svg:height="4.974cm" svg:x="12.912cm" svg:y="11.218cm">
          <draw:image xlink:href="Pictures/1000511600003A3A00001C288FA75C52AED69609.wmf" xlink:type="simple" xlink:show="embed" xlink:actuate="onLoad" draw:mime-type="image/x-wmf">
            <text:p/>
          </draw:image>
          <draw:image xlink:href="Pictures/1000000100000233000001102B916D126D91DC83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Zielsetzu</text:span><text:span text:style-name="T8">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6"><text:span text:style-name="T12">Der Studierende soll verstehen, wie Monitore funktionieren und welche Vorteile sie gegenüber Semaphoren hab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Java-Monitore und deren Anwendung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wissen, was Deadlocks sind und wie man sie vermeiden bzw. erkennen und beheben kann</text:span></text:p>
            </text:list-item>
          </text:list>
          <text:p text:style-name="P16"><text:span text:style-name="T12"/></text:p>
          <text:p text:style-name="P17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1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Überblic</text:span><text:span text:style-name="T14">k</text:span></text:p>
          </draw:text-box>
        </draw:frame>
        <draw:frame draw:name="Picture 13" draw:style-name="gr9" draw:text-style-name="P20" draw:layer="layout" svg:width="3.738cm" svg:height="5.004cm" svg:x="18.3cm" svg:y="10.724cm">
          <draw:image xlink:href="Pictures/10000000000000B4000000F1F57FDB4E7686C9EE.jpg" xlink:type="simple" xlink:show="embed" xlink:actuate="onLoad" draw:mime-type="image/jpeg">
            <text:p/>
          </draw:image>
        </draw:frame>
        <draw:custom-shape draw:name="Rectangle 14" draw:style-name="gr10" draw:text-style-name="P22" draw:layer="layout" svg:width="8cm" svg:height="1.394cm" svg:x="16.6cm" svg:y="16.087cm">
          <text:p text:style-name="P21"><text:span text:style-name="T15">Per Brinch Hansen (13.11.1938 – 31.07.2007), </text:span></text:p>
          <text:p text:style-name="P21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20" draw:layer="layout" svg:width="3.337cm" svg:height="5.008cm" svg:x="18.627cm" svg:y="4.868cm">
          <draw:image xlink:href="Pictures/1000000000000121000001B2DDCC63D59C1E2245.jpg" xlink:type="simple" xlink:show="embed" xlink:actuate="onLoad" draw:mime-type="image/jpeg">
            <text:p/>
          </draw:image>
        </draw:frame>
        <draw:custom-shape draw:name="Rectangle 17" draw:style-name="gr10" draw:text-style-name="P10" draw:layer="layout" svg:width="2.327cm" svg:height="0.632cm" svg:x="22.013cm" svg:y="8.255cm">
          <text:p text:style-name="P21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20" draw:layer="layout" svg:width="4.369cm" svg:height="3.999cm" svg:x="1.693cm" svg:y="12.065cm">
          <draw:image xlink:href="Pictures/10000000000000E1000000CEE7BDA8A0DEBBF5BD.jpg" xlink:type="simple" xlink:show="embed" xlink:actuate="onLoad" draw:mime-type="image/jpeg">
            <text:p/>
          </draw:image>
        </draw:frame>
        <draw:custom-shape draw:name="Rectangle 19" draw:style-name="gr11" draw:text-style-name="P10" draw:layer="layout" svg:width="7.983cm" svg:height="1.013cm" svg:x="1.036cm" svg:y="16.087cm">
          <text:p text:style-name="P23"><text:span text:style-name="T15">Sir Charles Antony Richard Hoare (11.01.1934)</text:span></text:p>
          <text:p text:style-name="P23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0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4"><text:span text:style-name="T16">Die Nutzung von Semaphoren ist </text:span><text:span text:style-name="T16">zwar eine Erleichterung, aber nicht </text:span><text:span text:style-name="T16">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Man kann als Programmierer eine </text:span><text:span text:style-name="T17">Operation vergessen</text:span></text:p>
                  </text:list-item>
                  <text:list-item>
                    <text:p text:style-name="P25"><text:span text:style-name="T17">Man kann sie versehentlich </text:span><text:span text:style-name="T17">verwechseln</text:span></text:p>
                  </text:list-item>
                  <text:list-item>
                    <text:p text:style-name="P25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0">führt z.B. dazu, dass alle Prozesse im </text:span><text:span text:style-name="T10">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9">Hoare</text:span><text:span text:style-name="T16"> und </text:span><text:span text:style-name="T19">Brinch Hansen</text:span><text:span text:style-name="T16"> </text:span><text:span text:style-name="T16">schlugen daher vor, die Erzeugung </text:span><text:span text:style-name="T16">und Anordnung der </text:span><text:span text:style-name="T16">Semaphoroperationen dem Compiler </text:span><text:span text:style-name="T16">zu überlassen </text:span></text:p>
                <text:list>
                  <text:list-item>
                    <text:p text:style-name="P26"><text:span text:style-name="T10">Sie entwickelten einen Abstrakten </text:span><text:span text:style-name="T10">Datentypen für diese Zwecke (1973/1974), </text:span><text:span text:style-name="T10">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4"><text:span text:style-name="T16">In einem Monitor werden </text:span><text:span text:style-name="T16">gemeinsam benutzte Daten durch </text:span><text:span text:style-name="T16">eine Sperre und durch </text:span><text:span text:style-name="T16">Synchronisationsvariablen </text:span><text:span text:style-name="T16">(Conditions) geschützt</text:span></text:p>
              </text:list-item>
            </text:list>
            <text:p text:style-name="P2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0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9"><text:span text:style-name="T5">Nach Richter versteht man </text:span><text:span text:style-name="T5">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6">eine Menge von Prozeduren und </text:span><text:span text:style-name="T16">Datenstrukturen, die als </text:span><text:span text:style-name="T16">Betriebsmittel betrachtet werden</text:span></text:p>
                  </text:list-item>
                  <text:list-item>
                    <text:p text:style-name="P30"><text:span text:style-name="T16">und mehreren Prozessen </text:span><text:span text:style-name="T16">zugänglich sind, </text:span></text:p>
                  </text:list-item>
                  <text:list-item>
                    <text:p text:style-name="P30"><text:span text:style-name="T16">aber nur von einem </text:span><text:span text:style-name="T16">Prozess/Thread zu einer Zeit </text:span><text:span text:style-name="T16">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31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31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31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31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31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3" draw:layer="layout" svg:width="4.867cm" svg:height="3.597cm" svg:x="9.781cm" svg:y="12.7cm">
            <text:p text:style-name="P32"><text:span text:style-name="T10">Geschützte</text:span></text:p>
            <text:p text:style-name="P32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4" draw:layer="layout" svg:width="6.349cm" svg:height="0.927cm" svg:x="17.266cm" svg:y="12.065cm">
            <text:p text:style-name="P23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4" draw:layer="layout" svg:width="5.029cm" svg:height="2.279cm" svg:x="4.603cm" svg:y="14.336cm">
            <text:p text:style-name="P23"><text:span text:style-name="T10">Prozedur, </text:span></text:p>
            <text:p text:style-name="P23"><text:span text:style-name="T10">Zugriffsroutine, </text:span></text:p>
            <text:p text:style-name="P23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: </text:span><text:span text:style-name="T8">Grundstr</text:span><text:span text:style-name="T8">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297cm" svg:height="10.125cm" svg:x="2.716cm" svg:y="4.868cm">
          <draw:image xlink:href="Pictures/100048E400002D6E000018BCDCCCD98BC4CBE2BA.emf" xlink:type="simple" xlink:show="embed" xlink:actuate="onLoad" draw:mime-type="image/x-emf">
            <text:p/>
          </draw:image>
          <draw:image xlink:href="Pictures/10000001000001B8000000EF3BCF92DF579E3BF8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17.507cm" svg:height="1.904cm" svg:x="1.693cm" svg:y="0.847cm" presentation:class="title" presentation:user-transformed="true">
          <draw:text-box>
            <text:p text:style-name="P12"><text:span text:style-name="T8">Monitore, </text:span><text:span text:style-name="T8">Beispieln</text:span><text:span text:style-name="T8">utzung</text:span><text:span text:style-name="T8"><text:line-break/></text:span><text:span text:style-name="T8">Producer</text:span><text:span text:style-name="T8">-</text:span><text:span text:style-name="T8">Consume</text:span><text:span text:style-name="T8">r (1)</text:span></text:p>
          </draw:text-box>
        </draw:frame>
        <draw:frame draw:name="Rectangle 3" presentation:style-name="pr11" draw:text-style-name="P37" draw:layer="layout" svg:width="15.902cm" svg:height="13.735cm" svg:x="1cm" svg:y="3.59cm" presentation:class="outline" presentation:user-transformed="true">
          <draw:text-box>
            <text:p text:style-name="P35"><text:span text:style-name="T20">Monitor ProducerConsumer</text:span></text:p>
            <text:p text:style-name="P35"><text:span text:style-name="T21">{</text:span></text:p>
            <text:p text:style-name="P35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5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</text:span><text:span text:style-name="T22">Pufferbereiche</text:span></text:p>
            <text:p text:style-name="P35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5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5"><text:span text:style-name="T21"><text:tab/></text:span><text:span text:style-name="T21">…</text:span></text:p>
            <text:p text:style-name="P35"><text:span text:style-name="T24"/></text:p>
            <text:p text:style-name="P35"><text:span text:style-name="T21"><text:tab/></text:span><text:span text:style-name="T21">void </text:span><text:span text:style-name="T20">insert</text:span><text:span text:style-name="T21">(item: integer) {</text:span></text:p>
            <text:p text:style-name="P35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5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6"><text:span text:style-name="T21"><text:tab/></text:span><text:span text:style-name="T21"><text:tab/></text:span><text:span text:style-name="T25">// Insert item</text:span></text:p>
            <text:p text:style-name="P35"><text:span text:style-name="T21"><text:tab/></text:span><text:span text:style-name="T21"><text:tab/></text:span><text:span text:style-name="T21">count+=1;</text:span></text:p>
            <text:p text:style-name="P35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5"><text:span text:style-name="T21"><text:tab/></text:span><text:span text:style-name="T21">}</text:span></text:p>
            <text:p text:style-name="P35"><text:span text:style-name="T21"/></text:p>
            <text:p text:style-name="P35"><text:span text:style-name="T21"><text:tab/></text:span><text:span text:style-name="T21">item </text:span><text:span text:style-name="T20">remove</text:span><text:span text:style-name="T21">() {</text:span></text:p>
            <text:p text:style-name="P35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5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6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5"><text:span text:style-name="T21"><text:tab/></text:span><text:span text:style-name="T21"><text:tab/></text:span><text:span text:style-name="T21">count--;</text:span></text:p>
            <text:p text:style-name="P35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5"><text:span text:style-name="T21"><text:tab/></text:span><text:span text:style-name="T21"><text:tab/></text:span><text:span text:style-name="T21">return (item);</text:span></text:p>
            <text:p text:style-name="P35"><text:span text:style-name="T21"><text:tab/></text:span><text:span text:style-name="T21">}</text:span></text:p>
            <text:p text:style-name="P35"><text:span text:style-name="T21">}</text:span></text:p>
          </draw:text-box>
        </draw:frame>
        <draw:custom-shape draw:name="Text Box 5" draw:style-name="gr10" draw:text-style-name="P10" draw:layer="layout" svg:width="7.69cm" svg:height="11.067cm" svg:x="17.013cm" svg:y="4.868cm">
          <text:p text:style-name="P23"><text:span text:style-name="T10">Die condition-Variablen werden in zwei Operationen genutzt:</text:span></text:p>
          <text:p text:style-name="P23"><text:span text:style-name="T10"/></text:p>
          <text:list text:style-name="L10">
            <text:list-item>
              <text:p text:style-name="P23"><text:span text:style-name="T10"><text:s/></text:span><text:span text:style-name="T10">signal</text:span></text:p>
            </text:list-item>
            <text:list-item>
              <text:p text:style-name="P23"><text:span text:style-name="T10"><text:s/></text:span><text:span text:style-name="T10">wait</text:span></text:p>
            </text:list-item>
          </text:list>
          <text:p text:style-name="P23"><text:span text:style-name="T10"/></text:p>
          <text:p text:style-name="P23"><text:span text:style-name="T10">Bei Aufruf von wait wird der Monitor verlassen. Zwei Ansätze:</text:span></text:p>
          <text:p text:style-name="P23"><text:span text:style-name="T10"/></text:p>
          <text:list text:continue-numbering="true" text:style-name="L10">
            <text:list-item>
              <text:p text:style-name="P23"><text:span text:style-name="T10"><text:s/></text:span><text:span text:style-name="T10">signal-and-continue</text:span></text:p>
            </text:list-item>
            <text:list-item>
              <text:p text:style-name="P23"><text:span text:style-name="T10"><text:s/></text:span><text:span text:style-name="T10">signal-and-wait</text:span></text:p>
            </text:list-item>
          </text:list>
          <text:p text:style-name="P23"><text:span text:style-name="T10"/></text:p>
          <text:p text:style-name="P23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0" draw:layer="layout" svg:width="8.4cm" svg:height="1.52cm" svg:x="16.999cm" svg:y="16.126cm">
          <text:p text:style-name="P23"><text:span text:style-name="T27">Quelle: </text:span><text:span text:style-name="T28">Tanenbaum, A. S</text:span><text:span text:style-name="T27">.: Moderne Betriebssysteme, 3. aktualisierte Auflage, </text:span></text:p>
          <text:p text:style-name="P23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17.907cm" svg:height="1.904cm" svg:x="1.693cm" svg:y="0.847cm" presentation:class="title" presentation:user-transformed="true">
          <draw:text-box>
            <text:p text:style-name="P12"><text:span text:style-name="T8">Monitore, </text:span><text:span text:style-name="T8">Beispieln</text:span><text:span text:style-name="T8">utzung</text:span><text:span text:style-name="T8"><text:line-break/></text:span><text:span text:style-name="T8">Producer</text:span><text:span text:style-name="T8">-</text:span><text:span text:style-name="T8">Consume</text:span><text:span text:style-name="T8">r (2)</text:span></text:p>
          </draw:text-box>
        </draw:frame>
        <draw:frame draw:name="Rectangle 3" presentation:style-name="pr11" draw:text-style-name="P10" draw:layer="layout" svg:width="14.899cm" svg:height="11.429cm" svg:x="4.701cm" svg:y="4.524cm" presentation:class="outline" presentation:user-transformed="true">
          <draw:text-box>
            <text:p text:style-name="P38"><text:span text:style-name="T29">class UseMonitor</text:span></text:p>
            <text:p text:style-name="P38"><text:span text:style-name="T13">{</text:span></text:p>
            <text:p text:style-name="P38"><text:span text:style-name="T13"><text:tab/></text:span><text:span text:style-name="T13">ProducerConsumer </text:span><text:span text:style-name="T29">mon</text:span><text:span text:style-name="T13"> = new </text:span><text:span text:style-name="T13">ProducerConsumer();</text:span></text:p>
            <text:p text:style-name="P38"><text:span text:style-name="T13"><text:tab/></text:span><text:span text:style-name="T13">...</text:span></text:p>
            <text:p text:style-name="P38"><text:span text:style-name="T13"><text:tab/></text:span><text:span text:style-name="T13">void </text:span><text:span text:style-name="T29">produc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8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/text:p>
            <text:p text:style-name="P38"><text:span text:style-name="T13"><text:tab/></text:span></text:p>
            <text:p text:style-name="P38"><text:span text:style-name="T13"><text:tab/></text:span><text:span text:style-name="T13">void </text:span><text:span text:style-name="T29">consumer</text:span><text:span text:style-name="T13">() {</text:span></text:p>
            <text:p text:style-name="P38"><text:span text:style-name="T13"><text:tab/></text:span><text:span text:style-name="T13"><text:tab/></text:span><text:span text:style-name="T13">while (true) {</text:span></text:p>
            <text:p text:style-name="P38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8"><text:span text:style-name="T13"><text:tab/></text:span><text:span text:style-name="T13"><text:tab/></text:span><text:span text:style-name="T13"><text:tab/></text:span><text:span text:style-name="T30">// consume item</text:span></text:p>
            <text:p text:style-name="P38"><text:span text:style-name="T13"><text:tab/></text:span><text:span text:style-name="T13"><text:tab/></text:span><text:span text:style-name="T13">}</text:span></text:p>
            <text:p text:style-name="P38"><text:span text:style-name="T13"><text:tab/></text:span><text:span text:style-name="T13">}</text:span><text:span text:style-name="T13"><text:tab/></text:span></text:p>
            <text:p text:style-name="P38"><text:span text:style-name="T13">}</text:span></text:p>
            <text:p text:style-name="P39"><text:span text:style-name="T5"/></text:p>
          </draw:text-box>
        </draw:frame>
        <draw:custom-shape draw:name="Textfeld 52" draw:style-name="gr11" draw:text-style-name="P10" draw:layer="layout" svg:width="18.398cm" svg:height="0.674cm" svg:x="0.764cm" svg:y="16.841cm">
          <text:p text:style-name="P23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, </text:span><text:span text:style-name="T8">Producer</text:span><text:span text:style-name="T8">-</text:span><text:span text:style-name="T8">Consume</text:span><text:span text:style-name="T8">r, </text:span><text:span text:style-name="T8">Szenario </text:span><text:span text:style-name="T8">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7.946cm">
          <text:p text:style-name="P23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1" draw:layer="layout" svg:width="4.422cm" svg:height="1cm" svg:x="13.899cm" svg:y="13.123cm">
          <text:p text:style-name="P32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3.076cm" svg:height="1.267cm" svg:x="0.898cm" svg:y="3.726cm">
          <text:list text:style-name="L11">
            <text:list-item>
              <text:p text:style-name="P16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7cm" svg:x="20.031cm" svg:y="7.92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7cm" svg:x="20.009cm" svg:y="13.1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0" draw:layer="layout" svg:width="3.382cm" svg:height="1.603cm" svg:x="15.352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1" draw:layer="layout" svg:width="3.8cm" svg:height="0.978cm" svg:x="1.698cm" svg:y="7.748cm">
          <text:p text:style-name="P23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9.824cm" svg:x2="8.898cm" svg:y2="9.824cm">
          <text:p/>
        </draw:line>
        <draw:custom-shape draw:name="Ellipse 36" draw:style-name="gr17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2.426cm" svg:x2="8.898cm" svg:y2="12.426cm">
          <text:p/>
        </draw:line>
        <draw:custom-shape draw:name="Gerade Verbindung mit Pfeil 39" draw:style-name="gr19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2.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41" draw:layer="layout" svg:width="4.197cm" svg:height="0.978cm" svg:x="1.301cm" svg:y="12.749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0" draw:layer="layout" svg:width="4.093cm" svg:height="0.927cm" svg:x="20.009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32">Monitore, </text:span><text:span text:style-name="T32">Producer</text:span><text:span text:style-name="T32">-</text:span><text:span text:style-name="T32">Consume</text:span><text:span text:style-name="T32">r, </text:span><text:span text:style-name="T32">Szenario </text:span><text:span text:style-name="T32">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6.923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8.744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1" draw:layer="layout" svg:width="4.422cm" svg:height="1cm" svg:x="13.899cm" svg:y="13.921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2.325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20.028cm" svg:height="1.267cm" svg:x="1.04cm" svg:y="3.523cm">
          <text:list text:style-name="L11">
            <text:list-item>
              <text:p text:style-name="P16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7cm" svg:x="20.031cm" svg:y="8.722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20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20.124cm" svg:y="12.3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20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7cm" svg:x="20.009cm" svg:y="13.9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0" draw:layer="layout" svg:width="3.382cm" svg:height="1.603cm" svg:x="15.352cm" svg:y="10.522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1" draw:layer="layout" svg:width="4.4cm" svg:height="0.978cm" svg:x="1.098cm" svg:y="8.546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45" draw:layer="layout" svg:width="4.197cm" svg:height="0.978cm" svg:x="1.301cm" svg:y="13.447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9.525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2.122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10.623cm" svg:x2="8.898cm" svg:y2="10.623cm">
          <text:p/>
        </draw:line>
        <draw:custom-shape draw:name="Ellipse 36" draw:style-name="gr17" draw:text-style-name="P40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3.224cm" svg:x2="8.898cm" svg:y2="13.224cm">
          <text:p/>
        </draw:line>
        <draw:custom-shape draw:name="Gerade Verbindung mit Pfeil 39" draw:style-name="gr19" draw:text-style-name="P20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3.4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9.922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10.724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</text:span><text:span text:style-name="T8">Producer</text:span><text:span text:style-name="T8">-</text:span><text:span text:style-name="T8">Consume</text:span><text:span text:style-name="T8">r, </text:span><text:span text:style-name="T8">Szenario </text:span><text:span text:style-name="T8">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20" draw:layer="layout" svg:x1="3.298cm" svg:y1="7.924cm" svg:x2="3.298cm" svg:y2="15.725cm">
          <text:p/>
        </draw:line>
        <draw:line draw:name="Gerade Verbindung 47" draw:style-name="gr23" draw:text-style-name="P20" draw:layer="layout" svg:x1="9.498cm" svg:y1="7.924cm" svg:x2="9.498cm" svg:y2="15.725cm">
          <text:p/>
        </draw:line>
        <draw:line draw:name="Gerade Verbindung 49" draw:style-name="gr23" draw:text-style-name="P20" draw:layer="layout" svg:x1="16.298cm" svg:y1="7.924cm" svg:x2="16.298cm" svg:y2="15.725cm">
          <text:p/>
        </draw:line>
        <draw:custom-shape draw:name="Gerade Verbindung mit Pfeil 57" draw:style-name="gr19" draw:text-style-name="P20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3.367cm" svg:y="8.52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20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3.999cm" svg:height="0.927cm" svg:x="9.701cm" svg:y="9.785cm">
          <text:p text:style-name="P23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4" draw:layer="layout" svg:width="7.3cm" svg:height="4.479cm" svg:x="16.7cm" svg:y="9.525cm">
          <text:p text:style-name="P23"><text:span text:style-name="T13">Lock = </text:span><text:span text:style-name="T10">true</text:span></text:p>
          <text:p text:style-name="P23"><text:span text:style-name="T13"/></text:p>
          <text:p text:style-name="P23"><text:span text:style-name="T13">count = 0 !!</text:span></text:p>
          <text:p text:style-name="P23"><text:span text:style-name="T13">wait (bis not_empty signalisiert wird)</text:span></text:p>
          <text:p text:style-name="P23"><text:span text:style-name="T13">Lock = false</text:span></text:p>
          <text:p text:style-name="P23"><text:span text:style-name="T13">Monitor verlassen </text:span><text:span text:style-name="T35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20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0" draw:layer="layout" svg:width="3.999cm" svg:height="2.027cm" svg:x="11.902cm" svg:y="11.725cm">
          <text:p text:style-name="P23"><text:span text:style-name="T13">Lock = true </text:span><text:span text:style-name="T35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7cm" svg:x="16.501cm" svg:y="8.727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</text:span><text:span text:style-name="T8">Producer</text:span><text:span text:style-name="T8">-</text:span><text:span text:style-name="T8">Consume</text:span><text:span text:style-name="T8">r, </text:span><text:span text:style-name="T8">Szenario </text:span><text:span text:style-name="T8">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8.3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10.147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1" draw:layer="layout" svg:width="4.422cm" svg:height="1cm" svg:x="13.899cm" svg:y="15.3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3.7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3.299cm" svg:x="2.117cm" svg:y="3.523cm">
          <text:list text:style-name="L11">
            <text:list-item>
              <text:p text:style-name="P16"><text:span text:style-name="T5">Consumer 1 kann nichts vorfinden (kein Item)</text:span></text:p>
            </text:list-item>
            <text:list-item>
              <text:p text:style-name="P16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20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19.824cm" svg:y="13.7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20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0" draw:layer="layout" svg:width="3.382cm" svg:height="1.603cm" svg:x="15.352cm" svg:y="11.9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7" draw:layer="layout" svg:width="4.4cm" svg:height="0.978cm" svg:x="1.098cm" svg:y="9.948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45" draw:layer="layout" svg:width="4.197cm" svg:height="0.978cm" svg:x="1.301cm" svg:y="14.9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10.9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3.5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12.025cm" svg:x2="8.898cm" svg:y2="12.025cm">
          <text:p/>
        </draw:line>
        <draw:custom-shape draw:name="Ellipse 36" draw:style-name="gr17" draw:text-style-name="P40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4.627cm" svg:x2="8.898cm" svg:y2="14.627cm">
          <text:p/>
        </draw:line>
        <draw:custom-shape draw:name="Gerade Verbindung mit Pfeil 39" draw:style-name="gr19" draw:text-style-name="P20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4.81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11.3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12.1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7" draw:layer="layout" svg:width="1.198cm" svg:height="1cm" svg:x="19.901cm" svg:y="15.527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7" draw:layer="layout" svg:width="1.198cm" svg:height="1cm" svg:x="20.1cm" svg:y="10.125cm">
          <text:p text:style-name="P46"><text:span text:style-name="T33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</text:span><text:span text:style-name="T8">Producer-</text:span><text:span text:style-name="T8">Consumer</text:span><text:span text:style-name="T8">, Szenario </text:span><text:span text:style-name="T8">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9" draw:layer="layout" svg:width="21.183cm" svg:height="2.537cm" svg:x="2.117cm" svg:y="3.226cm">
          <text:list text:style-name="L11">
            <text:list-item>
              <text:p text:style-name="P48"><text:span text:style-name="T17">Producer 1 produziert</text:span></text:p>
            </text:list-item>
            <text:list-item>
              <text:p text:style-name="P48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20" draw:layer="layout" svg:x1="2.698cm" svg:y1="7.522cm" svg:x2="2.698cm" svg:y2="17.325cm">
          <text:p/>
        </draw:line>
        <draw:line draw:name="Gerade Verbindung 47" draw:style-name="gr23" draw:text-style-name="P20" draw:layer="layout" svg:x1="8.898cm" svg:y1="7.522cm" svg:x2="8.898cm" svg:y2="17.325cm">
          <text:p/>
        </draw:line>
        <draw:line draw:name="Gerade Verbindung 49" draw:style-name="gr23" draw:text-style-name="P20" draw:layer="layout" svg:x1="15.698cm" svg:y1="7.522cm" svg:x2="15.698cm" svg:y2="17.325cm">
          <text:p/>
        </draw:line>
        <draw:custom-shape draw:name="Gerade Verbindung mit Pfeil 57" draw:style-name="gr19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20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797cm" svg:height="0.927cm" svg:x="9.102cm" svg:y="9.384cm">
          <text:p text:style-name="P23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51" draw:layer="layout" svg:width="6.9cm" svg:height="3.889cm" svg:x="16.1cm" svg:y="8.624cm">
          <text:p text:style-name="P50"><text:span text:style-name="T37">Lock = true</text:span></text:p>
          <text:p text:style-name="P50"><text:span text:style-name="T37">count = 0 !!</text:span></text:p>
          <text:p text:style-name="P50"><text:span text:style-name="T37"/></text:p>
          <text:p text:style-name="P50"><text:span text:style-name="T37">wait (not_empty)</text:span></text:p>
          <text:p text:style-name="P50"><text:span text:style-name="T37">Monitor verlassen </text:span><text:span text:style-name="T38">→</text:span><text:span text:style-name="T37"> Queue</text:span></text:p>
          <text:p text:style-name="P50"><text:span text:style-name="T37">Lock = false</text:span></text:p>
          <text:p text:style-name="P50"><text:span text:style-name="T39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20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0" draw:layer="layout" svg:width="4.003cm" svg:height="2.027cm" svg:x="11.298cm" svg:y="11.324cm">
          <text:p text:style-name="P52"><text:span text:style-name="T40">Lock = true </text:span><text:span text:style-name="T41">→</text:span><text:span text:style-name="T40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0" draw:layer="layout" svg:width="6.6cm" svg:height="3.211cm" svg:x="16.1cm" svg:y="13.877cm">
          <text:p text:style-name="P23"><text:span text:style-name="T13">Lock = true</text:span></text:p>
          <text:p text:style-name="P23"><text:span text:style-name="T13">count +=1</text:span></text:p>
          <text:p text:style-name="P23"><text:span text:style-name="T13">signal (not_empty)</text:span></text:p>
          <text:p text:style-name="P23"><text:span text:style-name="T13">Monitor verlassen</text:span></text:p>
          <text:p text:style-name="P23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7cm" svg:x="16.118cm" svg:y="7.826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0" draw:layer="layout" svg:width="2.38cm" svg:height="0.927cm" svg:x="16.1cm" svg:y="12.98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20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20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0" draw:layer="layout" svg:width="2.698cm" svg:height="1.435cm" svg:x="23.001cm" svg:y="12.627cm">
          <text:p text:style-name="P23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</text:span><text:span text:style-name="T8">Producer</text:span><text:span text:style-name="T8">-</text:span><text:span text:style-name="T8">Consume</text:span><text:span text:style-name="T8">r, </text:span><text:span text:style-name="T8">Szenario </text:span><text:span text:style-name="T8">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7.946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7" draw:layer="layout" svg:width="4.422cm" svg:height="1cm" svg:x="13.899cm" svg:y="13.123cm">
          <text:p text:style-name="P53"><text:span text:style-name="T3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6.54cm" svg:height="1.267cm" svg:x="1.28cm" svg:y="3.523cm">
          <text:list text:style-name="L11">
            <text:list-item>
              <text:p text:style-name="P16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20.024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0" draw:layer="layout" svg:width="3.382cm" svg:height="1.603cm" svg:x="15.352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1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45" draw:layer="layout" svg:width="4.197cm" svg:height="0.978cm" svg:x="1.301cm" svg:y="12.749cm">
          <text:p text:style-name="P44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8.727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1.324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9.824cm" svg:x2="8.898cm" svg:y2="9.824cm">
          <text:p/>
        </draw:line>
        <draw:custom-shape draw:name="Ellipse 36" draw:style-name="gr17" draw:text-style-name="P40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2.426cm" svg:x2="8.898cm" svg:y2="12.426cm">
          <text:p/>
        </draw:line>
        <draw:custom-shape draw:name="Gerade Verbindung mit Pfeil 39" draw:style-name="gr19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2.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7" draw:layer="layout" svg:width="1.198cm" svg:height="1cm" svg:x="19.901cm" svg:y="13.326cm">
          <text:p text:style-name="P46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0" draw:layer="layout" svg:width="4.093cm" svg:height="0.927cm" svg:x="20.002cm" svg:y="7.9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0" draw:layer="layout" svg:width="2.235cm" svg:height="0.927cm" svg:x="1.991cm" svg:y="8.925cm">
          <text:p text:style-name="P23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</text:span><text:span text:style-name="T8">Producer</text:span><text:span text:style-name="T8">-</text:span><text:span text:style-name="T8">Consume</text:span><text:span text:style-name="T8">r, </text:span><text:span text:style-name="T8">Szenario </text:span><text:span text:style-name="T8">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1.267cm" svg:x="2.117cm" svg:y="3.523cm">
          <text:list text:style-name="L11">
            <text:list-item>
              <text:p text:style-name="P16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41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41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41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20" draw:layer="layout" svg:x1="2.698cm" svg:y1="7.522cm" svg:x2="2.698cm" svg:y2="17.325cm">
          <text:p/>
        </draw:line>
        <draw:line draw:name="Gerade Verbindung 47" draw:style-name="gr23" draw:text-style-name="P20" draw:layer="layout" svg:x1="8.898cm" svg:y1="7.522cm" svg:x2="8.898cm" svg:y2="17.325cm">
          <text:p/>
        </draw:line>
        <draw:line draw:name="Gerade Verbindung 49" draw:style-name="gr23" draw:text-style-name="P20" draw:layer="layout" svg:x1="15.698cm" svg:y1="7.522cm" svg:x2="15.698cm" svg:y2="17.325cm">
          <text:p/>
        </draw:line>
        <draw:custom-shape draw:name="Gerade Verbindung mit Pfeil 57" draw:style-name="gr19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2.767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7cm" svg:x="9.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0" draw:layer="layout" svg:width="6.6cm" svg:height="3.803cm" svg:x="16.1cm" svg:y="12.876cm">
          <text:p text:style-name="P23"><text:span text:style-name="T13">Lock = true</text:span></text:p>
          <text:p text:style-name="P23"><text:span text:style-name="T13"/></text:p>
          <text:p text:style-name="P23"><text:span text:style-name="T13">count--</text:span></text:p>
          <text:p text:style-name="P23"><text:span text:style-name="T13"/></text:p>
          <text:p text:style-name="P23"><text:span text:style-name="T13">Lock = false</text:span></text:p>
          <text:p text:style-name="P23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7cm" svg:x="16.118cm" svg:y="12.078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20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0" draw:layer="layout" svg:width="2.38cm" svg:height="0.927cm" svg:x="4.29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7cm" svg:x="16.51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0" draw:layer="layout" svg:width="1.773cm" svg:height="0.927cm" svg:x="12.62cm" svg:y="15.787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</text:span><text:span text:style-name="T8">Producer</text:span><text:span text:style-name="T8">-</text:span><text:span text:style-name="T8">Consume</text:span><text:span text:style-name="T8">r, </text:span><text:span text:style-name="T8">Szenario </text:span><text:span text:style-name="T8">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40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9.232cm" svg:height="0.927cm" svg:x="7.881cm" svg:y="7.1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41" draw:layer="layout" svg:width="4.219cm" svg:height="0.978cm" svg:x="14.102cm" svg:y="8.947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1" draw:layer="layout" svg:width="4.422cm" svg:height="1cm" svg:x="13.899cm" svg:y="14.1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41" draw:layer="layout" svg:width="4.4cm" svg:height="0.996cm" svg:x="13.899cm" svg:y="12.528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585cm" svg:height="2.283cm" svg:x="2.117cm" svg:y="3.523cm">
          <text:list text:style-name="L11">
            <text:list-item>
              <text:p text:style-name="P16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20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4.093cm" svg:height="0.927cm" svg:x="20.031cm" svg:y="8.92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20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4.093cm" svg:height="0.927cm" svg:x="20.124cm" svg:y="12.5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20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4.093cm" svg:height="0.927cm" svg:x="20.009cm" svg:y="14.1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0" draw:layer="layout" svg:width="3.382cm" svg:height="1.603cm" svg:x="15.352cm" svg:y="10.7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7" draw:layer="layout" svg:width="4.4cm" svg:height="0.978cm" svg:x="1.098cm" svg:y="8.749cm">
          <text:p text:style-name="P46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41" draw:layer="layout" svg:width="4.197cm" svg:height="0.978cm" svg:x="1.301cm" svg:y="13.75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43" draw:layer="layout" svg:width="3.002cm" svg:height="2.199cm" svg:x="8.899cm" svg:y="9.728cm">
          <text:p text:style-name="P42"><text:span text:style-name="T31">insert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43" draw:layer="layout" svg:width="3.002cm" svg:height="2.199cm" svg:x="8.899cm" svg:y="12.325cm">
          <text:p text:style-name="P42"><text:span text:style-name="T31">remove()</text:span></text:p>
          <text:p text:style-name="P42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40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20" draw:layer="layout" svg:x1="8.1cm" svg:y1="10.825cm" svg:x2="8.898cm" svg:y2="10.825cm">
          <text:p/>
        </draw:line>
        <draw:custom-shape draw:name="Ellipse 36" draw:style-name="gr17" draw:text-style-name="P40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20" draw:layer="layout" svg:x1="8.1cm" svg:y1="13.427cm" svg:x2="8.898cm" svg:y2="13.427cm">
          <text:p/>
        </draw:line>
        <draw:custom-shape draw:name="Gerade Verbindung mit Pfeil 39" draw:style-name="gr19" draw:text-style-name="P20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20" draw:layer="layout" svg:width="1.917cm" svg:height="0.599cm" svg:x="5.499cm" svg:y="13.61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20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20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20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20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0" draw:layer="layout" svg:width="2.603cm" svg:height="0.927cm" svg:x="12.026cm" svg:y="10.125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0" draw:layer="layout" svg:width="2.125cm" svg:height="0.927cm" svg:x="12.431cm" svg:y="10.9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4.986cm" svg:height="0.927cm" svg:x="18.669cm" svg:y="6.725cm">
          <text:p text:style-name="P23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20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</text:span><text:span text:style-name="T8">Monitore, </text:span><text:span text:style-name="T8">Producer</text:span><text:span text:style-name="T8">-</text:span><text:span text:style-name="T8">Consume</text:span><text:span text:style-name="T8">r, </text:span><text:span text:style-name="T8">Szenario </text:span><text:span text:style-name="T8">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41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41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41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20" draw:layer="layout" svg:x1="3.298cm" svg:y1="7.924cm" svg:x2="3.298cm" svg:y2="16.527cm">
          <text:p/>
        </draw:line>
        <draw:line draw:name="Gerade Verbindung 47" draw:style-name="gr23" draw:text-style-name="P20" draw:layer="layout" svg:x1="9.498cm" svg:y1="7.924cm" svg:x2="9.498cm" svg:y2="16.527cm">
          <text:p/>
        </draw:line>
        <draw:line draw:name="Gerade Verbindung 49" draw:style-name="gr23" draw:text-style-name="P20" draw:layer="layout" svg:x1="16.298cm" svg:y1="7.924cm" svg:x2="16.298cm" svg:y2="16.527cm">
          <text:p/>
        </draw:line>
        <draw:custom-shape draw:name="Gerade Verbindung mit Pfeil 57" draw:style-name="gr19" draw:text-style-name="P20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641cm" svg:height="0.927cm" svg:x="3.367cm" svg:y="9.98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20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4cm" svg:height="0.927cm" svg:x="9.701cm" svg:y="8.326cm">
          <text:p text:style-name="P23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0" draw:layer="layout" svg:width="6.6cm" svg:height="3.295cm" svg:x="16.7cm" svg:y="9.525cm">
          <text:p text:style-name="P23"><text:span text:style-name="T13">Lock = </text:span><text:span text:style-name="T10">true</text:span></text:p>
          <text:p text:style-name="P23"><text:span text:style-name="T13">count += 1</text:span></text:p>
          <text:p text:style-name="P23"><text:span text:style-name="T13">signal (not_empty)</text:span></text:p>
          <text:p text:style-name="P23"><text:span text:style-name="T13">Monitor verlassen </text:span></text:p>
          <text:p text:style-name="P23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20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0" draw:layer="layout" svg:width="6.199cm" svg:height="1.435cm" svg:x="9.701cm" svg:y="9.525cm">
          <text:p text:style-name="P23"><text:span text:style-name="T13">Lock = true </text:span></text:p>
          <text:p text:style-name="P23"><text:span text:style-name="T35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7cm" svg:x="16.501cm" svg:y="8.72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6.409cm" svg:height="0.927cm" svg:x="18.774cm" svg:y="6.985cm">
          <text:p text:style-name="P23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20" draw:layer="layout" svg:x1="20.302cm" svg:y1="10.927cm" svg:x2="21.1cm" svg:y2="8.122cm">
          <text:p/>
        </draw:line>
        <draw:custom-shape draw:name="Textfeld 62" draw:style-name="gr24" draw:text-style-name="P10" draw:layer="layout" svg:width="6.6cm" svg:height="2.619cm" svg:x="16.7cm" svg:y="13.591cm">
          <text:p text:style-name="P23"><text:span text:style-name="T13">Lock = true</text:span></text:p>
          <text:p text:style-name="P23"><text:span text:style-name="T13">count --</text:span></text:p>
          <text:p text:style-name="P23"><text:span text:style-name="T13">Lock = false</text:span></text:p>
          <text:p text:style-name="P23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7cm" svg:x="16.501cm" svg:y="12.793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20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1.773cm" svg:height="0.927cm" svg:x="13.22cm" svg:y="15.386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1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8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draw:frame draw:name="Rectangle 2" presentation:style-name="pr12" draw:text-style-name="P10" draw:layer="layout" svg:width="18.307cm" svg:height="1.904cm" svg:x="1.693cm" svg:y="0.696cm" presentation:class="title" presentation:user-transformed="true">
          <draw:text-box>
            <text:p text:style-name="P12"><text:span text:style-name="T14"><text:line-break/></text:span><text:span text:style-name="T8">Java:</text:span><text:span text:style-name="T8"><text:line-break/></text:span><text:span text:style-name="T8">die </text:span><text:span text:style-name="T8">Synchron</text:span><text:span text:style-name="T8">isationspr</text:span><text:span text:style-name="T8">imitive </text:span><text:span text:style-name="T8">„synchro</text:span><text:span text:style-name="T8">nized“</text:span></text:p>
          </draw:text-box>
        </draw:frame>
        <draw:custom-shape draw:name="Text Box 3" draw:style-name="gr10" draw:text-style-name="P10" draw:layer="layout" svg:width="22.224cm" svg:height="14.75cm" svg:x="1.693cm" svg:y="3.387cm">
          <text:list text:style-name="L12">
            <text:list-item>
              <text:p text:style-name="P54"><text:span text:style-name="T5">Der Modifier </text:span><text:span text:style-name="T42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einzelne Codeblöcke</text:span></text:p>
                </text:list-item>
                <text:list-item>
                  <text:p text:style-name="P55"><text:span text:style-name="T16">Methoden eines Objekts</text:span></text:p>
                </text:list-item>
              </text:list>
            </text:list-item>
            <text:list-item>
              <text:p text:style-name="P54"><text:span text:style-name="T5">Anmerkung:</text:span></text:p>
              <text:list>
                <text:list-item>
                  <text:p text:style-name="P56"><text:span text:style-name="T43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5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draw:frame draw:name="Rectangle 2" presentation:style-name="pr12" draw:text-style-name="P10" draw:layer="layout" svg:width="17.7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</text:span><text:span text:style-name="T8">Monitore:</text:span><text:span text:style-name="T8"><text:line-break/></text:span><text:span text:style-name="T8">die </text:span><text:span text:style-name="T8">Synchron</text:span><text:span text:style-name="T8">isationspr</text:span><text:span text:style-name="T8">imitive </text:span><text:span text:style-name="T8">„synchro</text:span><text:span text:style-name="T8">nized“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Zugriffsserialisierte Methode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0" draw:layer="layout" svg:width="18.608cm" svg:height="2.962cm" svg:x="2.963cm" svg:y="5.503cm">
          <text:p text:style-name="P57"><text:span text:style-name="T44">public </text:span><text:span text:style-name="T45">synchronized</text:span><text:span text:style-name="T44"> void method1(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0" draw:layer="layout" svg:width="22.224cm" svg:height="2.654cm" svg:x="1.482cm" svg:y="9.525cm">
          <text:list text:style-name="L12">
            <text:list-item>
              <text:p text:style-name="P56"><text:span text:style-name="T5">Zugriffsserialisierter Anweisungsblock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0" draw:layer="layout" svg:width="18.82cm" svg:height="5.291cm" svg:x="2.963cm" svg:y="11.43cm">
          <text:p text:style-name="P57"><text:span text:style-name="T44">…</text:span></text:p>
          <text:p text:style-name="P57"><text:span text:style-name="T44">XyObject object1 = new XyObject(…);</text:span></text:p>
          <text:p text:style-name="P57"><text:span text:style-name="T44"/></text:p>
          <text:p text:style-name="P57"><text:span text:style-name="T45">synchronized</text:span><text:span text:style-name="T44"> (object1)</text:span></text:p>
          <text:p text:style-name="P57"><text:span text:style-name="T44">{</text:span></text:p>
          <text:p text:style-name="P57"><text:span text:style-name="T44"><text:tab/></text:span><text:span text:style-name="T44">// geschützter Codebereich</text:span></text:p>
          <text:p text:style-name="P57"><text:span text:style-name="T44">}</text:span></text:p>
          <text:p text:style-name="P57"><text:span text:style-name="T44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46">Monitor</text:span><text:span text:style-name="T46">e: Java-</text:span><text:span text:style-name="T46">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0" draw:layer="layout" svg:width="8.898cm" svg:height="1.267cm" svg:x="15.256cm" svg:y="3.726cm">
          <text:p text:style-name="P23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087cm" svg:height="9.984cm" svg:x="4.198cm" svg:y="5.927cm">
          <draw:image xlink:href="Pictures/10004614000022D400001657AEF9A04801B00AC7.emf" xlink:type="simple" xlink:show="embed" xlink:actuate="onLoad" draw:mime-type="image/x-emf">
            <text:p/>
          </draw:image>
          <draw:image xlink:href="Pictures/1000000100000151000000D8CA0DE05F30FBE958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draw:frame draw:name="Rectangle 2" presentation:style-name="pr12" draw:text-style-name="P10" draw:layer="layout" svg:width="18.1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</text:span><text:span text:style-name="T8">Monitore:</text:span><text:span text:style-name="T8"><text:line-break/></text:span><text:span text:style-name="T8">die </text:span><text:span text:style-name="T8">Synchron</text:span><text:span text:style-name="T8">isationspr</text:span><text:span text:style-name="T8">imitive </text:span><text:span text:style-name="T8">„synchro</text:span><text:span text:style-name="T8">nized“</text:span></text:p>
          </draw:text-box>
        </draw:frame>
        <draw:custom-shape draw:name="Text Box 3" draw:style-name="gr10" draw:text-style-name="P10" draw:layer="layout" svg:width="22.224cm" svg:height="8.013cm" svg:x="1.693cm" svg:y="3.387cm">
          <text:list text:style-name="L12">
            <text:list-item>
              <text:p text:style-name="P5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Das betroffene Objekt wird vor Zugriffen anderer Instanzen gesperrt</text:span></text:p>
                </text:list-item>
                <text:list-item>
                  <text:p text:style-name="P55"><text:span text:style-name="T16">Sperre wird gehalten, bis die Methode abgearbeitet ist</text:span></text:p>
                </text:list-item>
                <text:list-item>
                  <text:p text:style-name="P55"><text:span text:style-name="T16">Wird darüber hinaus der Modifier </text:span><text:span text:style-name="T42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</text:span><text:span text:style-name="T8">Monitore: </text:span><text:span text:style-name="T8">„Implizite </text:span><text:span text:style-name="T8">Monitore“ </text:span></text:p>
          </draw:text-box>
        </draw:frame>
        <draw:custom-shape draw:name="Text Box 3" draw:style-name="gr10" draw:text-style-name="P10" draw:layer="layout" svg:width="21.801cm" svg:height="13.681cm" svg:x="1.693cm" svg:y="3.387cm">
          <text:list text:style-name="L12">
            <text:list-item>
              <text:p text:style-name="P56"><text:span text:style-name="T47">synchronized</text:span><text:span text:style-name="T5"> wird in der JVM über eine Monitor-Variante mit </text:span><text:span text:style-name="T43">einer</text:span><text:span text:style-name="T5"> Sperre und </text:span><text:span text:style-name="T43">einer</text:span><text:span text:style-name="T5"> Condition-Variable implementiert.</text:span></text:p>
            </text:list-item>
            <text:list-item>
              <text:p text:style-name="P58"><text:span text:style-name="T5">Für jedes Objekt, das mind. eine </text:span><text:span text:style-name="T47">synchronized</text:span><text:span text:style-name="T5">-Methode hat, wird von der JVM ein eigener Monitor ergänzt</text:span></text:p>
            </text:list-item>
            <text:list-item>
              <text:p text:style-name="P58"><text:span text:style-name="T5">Der Monitor realisiert das Sperren und Warten, wenn ein Thread auf eine </text:span><text:span text:style-name="T47">synchronized</text:span><text:span text:style-name="T5">-Methode zugreift</text:span></text:p>
            </text:list-item>
            <text:list-item>
              <text:p text:style-name="P5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</text:span><text:span text:style-name="T8">Monitore: </text:span><text:span text:style-name="T8">Kritikpun</text:span><text:span text:style-name="T8">kte</text:span></text:p>
          </draw:text-box>
        </draw:frame>
        <draw:frame draw:style-name="gr8" draw:text-style-name="P15" draw:layer="layout" svg:width="23.036cm" svg:height="11.43cm" svg:x="1.27cm" svg:y="4.692cm">
          <draw:image xlink:href="Pictures/10005B48000028BF000013BC13E2CB0675BB0745.wmf" xlink:type="simple" xlink:show="embed" xlink:actuate="onLoad" draw:mime-type="image/x-wmf">
            <text:p/>
          </draw:image>
          <draw:image xlink:href="Pictures/100000010000018A000000BF48D418B696CD7017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Threads </text:span><text:span text:style-name="T8">in Java </text:span><text:span text:style-name="T8">(Wiederh</text:span><text:span text:style-name="T8">olung)</text:span></text:p>
          </draw:text-box>
        </draw:frame>
        <draw:custom-shape draw:name="Text Box 3" draw:style-name="gr10" draw:text-style-name="P10" draw:layer="layout" svg:width="21.589cm" svg:height="15.75cm" svg:x="1.693cm" svg:y="3.387cm">
          <text:list text:style-name="L14">
            <text:list-item>
              <text:p text:style-name="P59"><text:span text:style-name="T5">Nebenläufigkeit wird durch die Klasse </text:span><text:span text:style-name="T47">Thread</text:span><text:span text:style-name="T5"> aus dem Package java.lang unterstützt </text:span></text:p>
            </text:list-item>
            <text:list-item>
              <text:p text:style-name="P59"><text:span text:style-name="T5">Realisiertes Basiskonzept in der JVM: Monitore </text:span></text:p>
            </text:list-item>
            <text:list-item>
              <text:p text:style-name="P59"><text:span text:style-name="T5">Eigene Klasse definieren, die von Thread abgeleitet ist und die Methode </text:span><text:span text:style-name="T48">run()</text:span><text:span text:style-name="T49"> </text:span><text:span text:style-name="T5">überschreiben </text:span></text:p>
            </text:list-item>
            <text:list-item>
              <text:p text:style-name="P59"><text:span text:style-name="T5">Alternative: In einer Klasse das Interface</text:span><text:span text:style-name="T49"> </text:span><text:span text:style-name="T47">Runnable</text:span><text:span text:style-name="T49"> </text:span><text:span text:style-name="T5">implementieren und die Methode </text:span><text:span text:style-name="T48">run()</text:span><text:span text:style-name="T49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60"><text:span text:style-name="T16">Hat Vorteile wegen fehlender Mehrfachvererbung in Java</text:span></text:p>
                </text:list-item>
                <text:list-item>
                  <text:p text:style-name="P60"><text:span text:style-name="T16">Wird daher meistens verwendet</text:span><text:span text:style-name="T50"> </text:span></text:p>
                </text:list-item>
              </text:list>
            </text:list-item>
          </text:list>
          <text:p text:style-name="P61"><text:span text:style-name="T50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draw:frame draw:name="Rectangle 2" presentation:style-name="pr12" draw:text-style-name="P10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</text:span><text:span text:style-name="T8">durch </text:span><text:span text:style-name="T8">mehrere </text:span><text:span text:style-name="T8">Threads </text:span><text:span text:style-name="T8">hochzähl</text:span><text:span text:style-name="T8">en</text:span></text:p>
          </draw:text-box>
        </draw:frame>
        <draw:custom-shape draw:name="Text Box 3" draw:style-name="gr10" draw:text-style-name="P10" draw:layer="layout" svg:width="22.224cm" svg:height="14.41cm" svg:x="1.693cm" svg:y="3.387cm">
          <text:list text:style-name="L12">
            <text:list-item>
              <text:p text:style-name="P56"><text:span text:style-name="T5">Eine einfache Objektklasse verwaltet einen Zähler</text:span></text:p>
            </text:list-item>
            <text:list-item>
              <text:p text:style-name="P56"><text:span text:style-name="T5">Mehrere Threads greifen über die Methoden get() und set() auf den Zähler zu</text:span></text:p>
            </text:list-item>
            <text:list-item>
              <text:p text:style-name="P5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Was passiert?</text:span></text:p>
                </text:list-item>
              </text:list>
            </text:list-item>
            <text:list-item>
              <text:p text:style-name="P56"><text:span text:style-name="T5">Dann wird der kritische Abschnitt synchronisiert</text:span></text:p>
              <text:list>
                <text:list-item>
                  <text:p text:style-name="P61"><text:span text:style-name="T16">Was passiert nun?</text:span></text:p>
                </text:list-item>
              </text:list>
            </text:list-item>
            <text:list-item>
              <text:p text:style-name="P56"><text:span text:style-name="T5">Bringen Sie die Anwendung zum Laufen und testen sie diese mit verschiedenen Parametern</text:span></text:p>
            </text:list-item>
          </text:list>
          <text:p text:style-name="P5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draw:frame draw:name="Rectangle 2" presentation:style-name="pr12" draw:text-style-name="P10" draw:layer="layout" svg:width="18.1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</text:span><text:span text:style-name="T8">durch </text:span><text:span text:style-name="T8">mehrere </text:span><text:span text:style-name="T8">Threads </text:span><text:span text:style-name="T8">hochzähl</text:span><text:span text:style-name="T8">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9.984cm" svg:x="2.258cm" svg:y="5.292cm">
          <draw:image xlink:href="Pictures/1000849600003044000015B1B9F8433A9A71DDAD.wmf" xlink:type="simple" xlink:show="embed" xlink:actuate="onLoad" draw:mime-type="image/x-wmf">
            <text:p/>
          </draw:image>
          <draw:image xlink:href="Pictures/10000001000001D3000000D26948DF0DE5D7B513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draw:frame draw:name="Rectangle 2" presentation:style-name="pr12" draw:text-style-name="P10" draw:layer="layout" svg:width="17.907cm" svg:height="1.904cm" svg:x="1.693cm" svg:y="1.27cm" presentation:class="title" presentation:user-transformed="true">
          <draw:text-box>
            <text:p text:style-name="P12"><text:span text:style-name="T8">Beispiel: <text:s/></text:span><text:span text:style-name="T8">Zähler </text:span><text:span text:style-name="T8">durch </text:span><text:span text:style-name="T8">mehrere </text:span><text:span text:style-name="T8">Threads </text:span><text:span text:style-name="T8">hoch </text:span><text:span text:style-name="T8">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Counter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12.064cm" svg:x="2.963cm" svg:y="4.868cm">
          <text:p text:style-name="P57"><text:span text:style-name="T51"/></text:p>
          <text:p text:style-name="P57"><text:span text:style-name="T51">package Threads;</text:span></text:p>
          <text:p text:style-name="P57"><text:span text:style-name="T51">import java.io.*;</text:span></text:p>
          <text:p text:style-name="P57"><text:span text:style-name="T51"> </text:span></text:p>
          <text:p text:style-name="P57"><text:span text:style-name="T52">class</text:span><text:span text:style-name="T51"> CounterObject {</text:span></text:p>
          <text:p text:style-name="P57"><text:span text:style-name="T51"><text:tab/></text:span><text:span text:style-name="T51">private int count = 0;</text:span></text:p>
          <text:p text:style-name="P57"><text:span text:style-name="T51"><text:tab/></text:span></text:p>
          <text:p text:style-name="P57"><text:span text:style-name="T51"><text:tab/></text:span><text:span text:style-name="T51">CounterObject() {</text:span></text:p>
          <text:p text:style-name="P57"><text:span text:style-name="T51"><text:tab/></text:span><text:span text:style-name="T51"><text:tab/></text:span><text:span text:style-name="T51">// Nichts zu konstruieren</text:span></text:p>
          <text:p text:style-name="P57"><text:span text:style-name="T51"><text:tab/></text:span><text:span text:style-name="T51">}</text:span></text:p>
          <text:p text:style-name="P57"><text:span text:style-name="T51"><text:tab/></text:span></text:p>
          <text:p text:style-name="P57"><text:span text:style-name="T51"><text:tab/></text:span><text:span text:style-name="T51">void set(int newCount) {</text:span><text:span text:style-name="T51"><text:tab/></text:span></text:p>
          <text:p text:style-name="P57"><text:span text:style-name="T51"><text:tab/></text:span><text:span text:style-name="T51"><text:tab/></text:span><text:span text:style-name="T51">count = new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1"><text:tab/></text:span></text:p>
          <text:p text:style-name="P57"><text:span text:style-name="T51"><text:tab/></text:span><text:span text:style-name="T51">int get() {</text:span></text:p>
          <text:p text:style-name="P57"><text:span text:style-name="T51"><text:tab/></text:span><text:span text:style-name="T51"><text:tab/></text:span><text:span text:style-name="T51">return count;</text:span></text:p>
          <text:p text:style-name="P57"><text:span text:style-name="T51"><text:tab/></text:span><text:span text:style-name="T51">}</text:span></text:p>
          <text:p text:style-name="P57"><text:span text:style-name="T51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draw:frame draw:name="Rectangle 2" presentation:style-name="pr12" draw:text-style-name="P10" draw:layer="layout" svg:width="17.907cm" svg:height="1.904cm" svg:x="1.693cm" svg:y="1.27cm" presentation:class="title" presentation:user-transformed="true">
          <draw:text-box>
            <text:p text:style-name="P12"><text:span text:style-name="T8">Beispiel: </text:span><text:span text:style-name="T8">Zähler </text:span><text:span text:style-name="T8">durch </text:span><text:span text:style-name="T8">mehrere </text:span><text:span text:style-name="T8">Threads </text:span><text:span text:style-name="T8">hoch- </text:span><text:span text:style-name="T8">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Thread-Klasse (nicht 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12.487cm" svg:x="2.963cm" svg:y="4.868cm">
          <text:p text:style-name="P57"><text:span text:style-name="T52">class</text:span><text:span text:style-name="T51"> CountThread1 </text:span><text:span text:style-name="T52">extends Thread</text:span><text:span text:style-name="T51"> {</text:span></text:p>
          <text:p text:style-name="P57"><text:span text:style-name="T51"><text:tab/></text:span><text:span text:style-name="T51">private CounterObject myCounter;</text:span></text:p>
          <text:p text:style-name="P57"><text:span text:style-name="T51"><text:tab/></text:span><text:span text:style-name="T51">private int myMaxCount;</text:span><text:span text:style-name="T51"><text:tab/></text:span><text:span text:style-name="T51"><text:tab/></text:span></text:p>
          <text:p text:style-name="P57"><text:span text:style-name="T52"><text:tab/></text:span><text:span text:style-name="T52">CountThread1</text:span><text:span text:style-name="T51">(CounterObject c, int maxCount)</text:span></text:p>
          <text:p text:style-name="P57"><text:span text:style-name="T51"><text:tab/></text:span><text:span text:style-name="T51">{</text:span></text:p>
          <text:p text:style-name="P57"><text:span text:style-name="T51"><text:tab/></text:span><text:span text:style-name="T51"><text:tab/></text:span><text:span text:style-name="T51">myCounter = c;</text:span></text:p>
          <text:p text:style-name="P57"><text:span text:style-name="T51"><text:tab/></text:span><text:span text:style-name="T51"><text:tab/></text:span><text:span text:style-name="T51">myMaxCount = maxCount;</text:span></text:p>
          <text:p text:style-name="P57"><text:span text:style-name="T51"><text:tab/></text:span><text:span text:style-name="T51">}</text:span></text:p>
          <text:p text:style-name="P57"><text:span text:style-name="T51"><text:tab/></text:span><text:span text:style-name="T52">public void run</text:span><text:span text:style-name="T51">() {</text:span></text:p>
          <text:p text:style-name="P57"><text:span text:style-name="T51"><text:tab/></text:span><text:span text:style-name="T51"><text:tab/></text:span><text:span text:style-name="T51">System.out.println("Thread " + getName() + " gestartet");</text:span></text:p>
          <text:p text:style-name="P57"><text:span text:style-name="T51"><text:tab/></text:span><text:span text:style-name="T51"><text:tab/></text:span><text:span text:style-name="T51">for (int i=0;i&lt;myMaxCount;i++){</text:span></text:p>
          <text:p text:style-name="P57"><text:span text:style-name="T51"><text:tab/></text:span><text:span text:style-name="T51"><text:tab/></text:span><text:span text:style-name="T51"><text:tab/></text:span></text:p>
          <text:p text:style-name="P57"><text:span text:style-name="T51"><text:tab/></text:span><text:span text:style-name="T51"><text:tab/></text:span><text:span text:style-name="T51"><text:tab/></text:span><text:span text:style-name="T53">// Kritischer Bereich</text:span></text:p>
          <text:p text:style-name="P57"><text:span text:style-name="T52"><text:tab/></text:span><text:span text:style-name="T52"><text:tab/></text:span><text:span text:style-name="T52"><text:tab/></text:span><text:span text:style-name="T52"><text:tab/></text:span><text:span text:style-name="T51">int c = myCounter.get()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c++;</text:span></text:p>
          <text:p text:style-name="P57"><text:span text:style-name="T51"><text:tab/></text:span><text:span text:style-name="T51"><text:tab/></text:span><text:span text:style-name="T51"><text:tab/></text:span><text:span text:style-name="T51"><text:tab/></text:span><text:span text:style-name="T51">myCounter.set(c);</text:span></text:p>
          <text:p text:style-name="P57"><text:span text:style-name="T52"><text:tab/></text:span><text:span text:style-name="T52"><text:tab/></text:span><text:span text:style-name="T52"><text:tab/></text:span><text:span text:style-name="T53">// Ende des kritischen Bereichs</text:span></text:p>
          <text:p text:style-name="P57"><text:span text:style-name="T52"><text:tab/></text:span><text:span text:style-name="T52"><text:tab/></text:span><text:span text:style-name="T51">}</text:span></text:p>
          <text:p text:style-name="P57"><text:span text:style-name="T51"><text:tab/></text:span><text:span text:style-name="T51">}</text:span><text:span text:style-name="T51"><text:tab/></text:span></text:p>
          <text:p text:style-name="P57"><text:span text:style-name="T51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draw:frame draw:name="Rectangle 2" presentation:style-name="pr12" draw:text-style-name="P10" draw:layer="layout" svg:width="17.907cm" svg:height="1.904cm" svg:x="1.693cm" svg:y="1.27cm" presentation:class="title" presentation:user-transformed="true">
          <draw:text-box>
            <text:p text:style-name="P12"><text:span text:style-name="T8">Beispiel: </text:span><text:span text:style-name="T8">Zähler </text:span><text:span text:style-name="T8">durch </text:span><text:span text:style-name="T8">mehrere </text:span><text:span text:style-name="T8">Threads </text:span><text:span text:style-name="T8">hoch- </text:span><text:span text:style-name="T8">zählen</text:span></text:p>
          </draw:text-box>
        </draw:frame>
        <draw:custom-shape draw:name="Text Box 3" draw:style-name="gr10" draw:text-style-name="P10" draw:layer="layout" svg:width="22.224cm" svg:height="2.654cm" svg:x="1.693cm" svg:y="3.387cm">
          <text:list text:style-name="L12">
            <text:list-item>
              <text:p text:style-name="P56"><text:span text:style-name="T5">Code für Thread-Klasse (synchronisiert)</text:span></text:p>
            </text:list-item>
          </text:list>
          <text:p text:style-name="P5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12.487cm" svg:x="2.963cm" svg:y="4.868cm">
          <text:p text:style-name="P57"><text:span text:style-name="T54">class</text:span><text:span text:style-name="T55"> CountThread2 </text:span><text:span text:style-name="T54">extends Thread</text:span><text:span text:style-name="T55"> {</text:span></text:p>
          <text:p text:style-name="P57"><text:span text:style-name="T55"><text:tab/></text:span><text:span text:style-name="T55">private CounterObject myCounter;</text:span></text:p>
          <text:p text:style-name="P57"><text:span text:style-name="T55"><text:tab/></text:span><text:span text:style-name="T55">private int myMaxCount;</text:span><text:span text:style-name="T55"><text:tab/></text:span></text:p>
          <text:p text:style-name="P57"><text:span text:style-name="T55"><text:tab/></text:span></text:p>
          <text:p text:style-name="P57"><text:span text:style-name="T55"><text:tab/></text:span><text:span text:style-name="T54">CountThread2</text:span><text:span text:style-name="T55">(CounterObject c, int maxCount) {</text:span></text:p>
          <text:p text:style-name="P57"><text:span text:style-name="T55"><text:tab/></text:span><text:span text:style-name="T55"><text:tab/></text:span><text:span text:style-name="T55">myCounter = c;</text:span></text:p>
          <text:p text:style-name="P57"><text:span text:style-name="T55"><text:tab/></text:span><text:span text:style-name="T55"><text:tab/></text:span><text:span text:style-name="T55">myMaxCount = maxCount;</text:span></text:p>
          <text:p text:style-name="P57"><text:span text:style-name="T55"><text:tab/></text:span><text:span text:style-name="T55">}</text:span></text:p>
          <text:p text:style-name="P57"><text:span text:style-name="T55"><text:tab/></text:span><text:span text:style-name="T54">public void run</text:span><text:span text:style-name="T55">() {</text:span></text:p>
          <text:p text:style-name="P57"><text:span text:style-name="T55"><text:tab/></text:span><text:span text:style-name="T55"><text:tab/></text:span><text:span text:style-name="T55">System.out.println("Thread " + getName() + " gestartet");</text:span><text:span text:style-name="T55"><text:tab/></text:span><text:span text:style-name="T55"><text:tab/></text:span></text:p>
          <text:p text:style-name="P57"><text:span text:style-name="T55"><text:tab/></text:span><text:span text:style-name="T55"><text:tab/></text:span><text:span text:style-name="T55">for (int i=0;i&lt;myMaxCount;i++){</text:span></text:p>
          <text:p text:style-name="P57"><text:span text:style-name="T55"><text:tab/></text:span><text:span text:style-name="T55"><text:tab/></text:span><text:span text:style-name="T55"><text:tab/></text:span><text:span text:style-name="T54">synchronized (myCounter) {</text:span></text:p>
          <text:p text:style-name="P57"><text:span text:style-name="T54"><text:tab/></text:span><text:span text:style-name="T54"><text:tab/></text:span><text:span text:style-name="T54"><text:tab/></text:span><text:span text:style-name="T54"><text:tab/></text:span><text:span text:style-name="T55">int c = myCounter.get()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c++;</text:span></text:p>
          <text:p text:style-name="P57"><text:span text:style-name="T55"><text:tab/></text:span><text:span text:style-name="T55"><text:tab/></text:span><text:span text:style-name="T55"><text:tab/></text:span><text:span text:style-name="T55"><text:tab/></text:span><text:span text:style-name="T55">myCounter.set(c);</text:span></text:p>
          <text:p text:style-name="P57"><text:span text:style-name="T54"><text:tab/></text:span><text:span text:style-name="T54"><text:tab/></text:span><text:span text:style-name="T54"><text:tab/></text:span><text:span text:style-name="T54">}</text:span><text:span text:style-name="T54"><text:tab/></text:span><text:span text:style-name="T54"><text:tab/></text:span></text:p>
          <text:p text:style-name="P57"><text:span text:style-name="T55"><text:tab/></text:span><text:span text:style-name="T55"><text:tab/></text:span><text:span text:style-name="T55">}</text:span></text:p>
          <text:p text:style-name="P57"><text:span text:style-name="T55"><text:tab/></text:span><text:span text:style-name="T55">}</text:span><text:span text:style-name="T55"><text:tab/></text:span></text:p>
          <text:p text:style-name="P57"><text:span text:style-name="T55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</text:span><text:span text:style-name="T8">n zur </text:span><text:span text:style-name="T8">expliziten </text:span><text:span text:style-name="T8">Synchron</text:span><text:span text:style-name="T8">isierung </text:span><text:span text:style-name="T8">(1)</text:span></text:p>
          </draw:text-box>
        </draw:frame>
        <draw:custom-shape draw:name="Text Box 3" draw:style-name="gr10" draw:text-style-name="P10" draw:layer="layout" svg:width="22.224cm" svg:height="13.651cm" svg:x="1.693cm" svg:y="3.387cm">
          <text:list text:style-name="L12">
            <text:list-item>
              <text:p text:style-name="P58"><text:span text:style-name="T47">wait()</text:span></text:p>
            </text:list-item>
          </text:list>
          <text:list text:style-name="L13">
            <text:list-item>
              <text:list>
                <text:list-item>
                  <text:p text:style-name="P6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58"><text:span text:style-name="T47">wait(long timeout)</text:span></text:p>
              <text:list>
                <text:list-item>
                  <text:p text:style-name="P6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58"><text:span text:style-name="T47">notify()</text:span></text:p>
              <text:list>
                <text:list-item>
                  <text:p text:style-name="P62"><text:span text:style-name="T16">Weckt (mind.) einen wartenden Thread auf</text:span></text:p>
                </text:list-item>
              </text:list>
            </text:list-item>
            <text:list-item>
              <text:p text:style-name="P58"><text:span text:style-name="T47">notifyAll()</text:span></text:p>
              <text:list>
                <text:list-item>
                  <text:p text:style-name="P6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</text:span><text:span text:style-name="T8">n zur </text:span><text:span text:style-name="T8">expliziten </text:span><text:span text:style-name="T8">Synchron</text:span><text:span text:style-name="T8">isierung </text:span><text:span text:style-name="T8">(2)</text:span></text:p>
          </draw:text-box>
        </draw:frame>
        <draw:custom-shape draw:name="Text Box 3" draw:style-name="gr10" draw:text-style-name="P10" draw:layer="layout" svg:width="22.224cm" svg:height="13.168cm" svg:x="1.693cm" svg:y="3.629cm">
          <text:list text:style-name="L12">
            <text:list-item>
              <text:p text:style-name="P63"><text:span text:style-name="T56">wait() und notify() dürfen </text:span><text:span text:style-name="T57">nur innerhalb eines mit synchronized geschützten Abschnitts</text:span><text:span text:style-name="T56"> aufgerufen werden</text:span></text:p>
            </text:list-item>
            <text:list-item>
              <text:p text:style-name="P63"><text:span text:style-name="T56">wait() blockiert den Thread selbst, </text:span><text:span text:style-name="T57">die Sperre für den kritischen Abschnitt wird freigegeben</text:span></text:p>
            </text:list-item>
            <text:list-item>
              <text:p text:style-name="P63"><text:span text:style-name="T56">wait()/notify() ist </text:span><text:span text:style-name="T57">laufzeitkritisch</text:span><text:span text:style-name="T56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63"><text:span text:style-name="T56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63"><text:span text:style-name="T56">notify() </text:span><text:span text:style-name="T57">garantiert nicht</text:span><text:span text:style-name="T56">, dass genau ein Thread aufgeweckt wird</text:span></text:p>
            </text:list-item>
            <text:list-item>
              <text:p text:style-name="P63"><text:span text:style-name="T57">Kein Warteschlangenmechanismus</text:span><text:span text:style-name="T56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Java-</text:span><text:span text:style-name="T8">Thread-</text:span><text:span text:style-name="T8">Zustände </text:span><text:span text:style-name="T8">gemäß </text:span><text:span text:style-name="T8">API (1)</text:span><text:span text:style-name="T8"><text:line-break/></text:span><text:span text:style-name="T8">(siehe </text:span><text:span text:style-name="T8">Enum </text:span><text:span text:style-name="T8">Thread.S</text:span><text:span text:style-name="T8">tate)</text:span></text:p>
          </draw:text-box>
        </draw:frame>
        <draw:custom-shape draw:name="Text Box 3" draw:style-name="gr10" draw:text-style-name="P10" draw:layer="layout" svg:width="22.224cm" svg:height="12.742cm" svg:x="1.693cm" svg:y="3.387cm">
          <text:list text:style-name="L12">
            <text:list-item>
              <text:p text:style-name="P5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Noch nicht gestarteter Thread</text:span></text:p>
                </text:list-item>
              </text:list>
            </text:list-item>
            <text:list-item>
              <text:p text:style-name="P56"><text:span text:style-name="T5">Runnable</text:span></text:p>
              <text:list>
                <text:list-item>
                  <text:p text:style-name="P6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56"><text:span text:style-name="T5">Blocked</text:span></text:p>
              <text:list>
                <text:list-item>
                  <text:p text:style-name="P6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Java-</text:span><text:span text:style-name="T8">Thread-</text:span><text:span text:style-name="T8">Zustände </text:span><text:span text:style-name="T8">gemäß </text:span><text:span text:style-name="T8">API (2)</text:span><text:span text:style-name="T8"><text:line-break/></text:span><text:span text:style-name="T8">(siehe </text:span><text:span text:style-name="T8">Enum </text:span><text:span text:style-name="T8">Thread.S</text:span><text:span text:style-name="T8">tate)</text:span></text:p>
          </draw:text-box>
        </draw:frame>
        <draw:custom-shape draw:name="Text Box 3" draw:style-name="gr10" draw:text-style-name="P10" draw:layer="layout" svg:width="22.224cm" svg:height="10.88cm" svg:x="1.693cm" svg:y="3.387cm">
          <text:list text:style-name="L12">
            <text:list-item>
              <text:p text:style-name="P5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6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56"><text:span text:style-name="T5">Timed Waiting</text:span></text:p>
              <text:list>
                <text:list-item>
                  <text:p text:style-name="P6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56"><text:span text:style-name="T5">Terminated </text:span></text:p>
              <text:list>
                <text:list-item>
                  <text:p text:style-name="P6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draw:custom-shape draw:name="AutoShape 5" draw:style-name="gr30" draw:text-style-name="P6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0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Verfeinert</text:span><text:span text:style-name="T8">er </text:span><text:span text:style-name="T8">Zustands</text:span><text:span text:style-name="T8">automat </text:span><text:span text:style-name="T8">für einen </text:span><text:span text:style-name="T8">Java-</text:span><text:span text:style-name="T8">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41" draw:layer="layout" svg:width="3.174cm" svg:height="1.93cm" svg:x="7.1cm" svg:y="4.926cm">
          <text:p text:style-name="P65"><text:span text:style-name="T58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67" draw:layer="layout" svg:width="1.917cm" svg:height="0.801cm" svg:x="4.114cm" svg:y="4.868cm">
          <text:p text:style-name="P66"><text:span text:style-name="T59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7" draw:layer="layout" svg:width="3.335cm" svg:height="0.801cm" svg:x="5.667cm" svg:y="13.075cm">
          <text:p text:style-name="P66"><text:span text:style-name="T59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41" draw:layer="layout" svg:width="3.174cm" svg:height="1.93cm" svg:x="20.302cm" svg:y="4.793cm">
          <text:p text:style-name="P65"><text:span text:style-name="T58">Timed </text:span></text:p>
          <text:p text:style-name="P65"><text:span text:style-name="T58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AutoShape 6" draw:style-name="gr32" draw:text-style-name="P41" draw:layer="layout" svg:width="3.174cm" svg:height="1.93cm" svg:x="20.302cm" svg:y="7.594cm">
          <text:p text:style-name="P65"><text:span text:style-name="T58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69" draw:layer="layout" svg:width="3.174cm" svg:height="1.93cm" svg:x="7.228cm" svg:y="8.996cm">
          <text:p text:style-name="P68"><text:span text:style-name="T58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7" draw:layer="layout" svg:width="3.026cm" svg:height="1.351cm" svg:x="5.822cm" svg:y="7.47cm">
          <text:p text:style-name="P66"><text:span text:style-name="T59">CPU-</text:span></text:p>
          <text:p text:style-name="P66"><text:span text:style-name="T59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4" draw:text-style-name="P70" draw:layer="layout" svg:width="3.275cm" svg:height="1.93cm" svg:x="7.325cm" svg:y="14.195cm">
          <text:p text:style-name="P21"><text:span text:style-name="T58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7" draw:layer="layout" svg:width="8.225cm" svg:height="0.801cm" svg:x="11.929cm" svg:y="4.471cm">
          <text:p text:style-name="P66"><text:span text:style-name="T59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67" draw:layer="layout" svg:width="4.11cm" svg:height="0.801cm" svg:x="13.449cm" svg:y="5.525cm">
          <text:p text:style-name="P66"><text:span text:style-name="T59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72" draw:layer="layout" svg:width="8.593cm" svg:height="0.758cm" svg:x="11.823cm" svg:y="7.272cm">
          <text:p text:style-name="P7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67" draw:layer="layout" svg:width="6.402cm" svg:height="0.801cm" svg:x="12.898cm" svg:y="8.326cm">
          <text:p text:style-name="P66"><text:span text:style-name="T59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41" draw:layer="layout" svg:width="3.174cm" svg:height="1.93cm" svg:x="0.926cm" svg:y="4.926cm">
          <text:p text:style-name="P65"><text:span text:style-name="T58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Text Box 29" draw:style-name="gr11" draw:text-style-name="P67" draw:layer="layout" svg:width="5.626cm" svg:height="1.901cm" svg:x="0.476cm" svg:y="9.926cm">
          <text:p text:style-name="P66"><text:span text:style-name="T59">Zustand aus</text:span></text:p>
          <text:p text:style-name="P66"><text:span text:style-name="T59">Betriebssystem-Sicht, </text:span></text:p>
          <text:p text:style-name="P66"><text:span text:style-name="T59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20" draw:layer="layout" svg:width="2.526cm" svg:height="0.361cm" svg:x="4.701cm" svg:y="9.9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0" draw:layer="layout" svg:width="12.703cm" svg:height="5.579cm" svg:x="11.699cm" svg:y="12.524cm">
          <text:p text:style-name="P73"><text:span text:style-name="T60">Hinweise:</text:span></text:p>
          <text:list text:style-name="L17">
            <text:list-item>
              <text:p text:style-name="P74"><text:span text:style-name="T13">Auch im Zustand </text:span><text:span text:style-name="T61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74"><text:span text:style-name="T13">Skizze ohne „deprecated“ Methoden suspend(), resume(), destroy()</text:span></text:p>
            </text:list-item>
            <text:list-item>
              <text:p text:style-name="P74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67" draw:layer="layout" svg:width="7.027cm" svg:height="0.801cm" svg:x="12.555cm" svg:y="9.869cm">
          <text:p text:style-name="P66"><text:span text:style-name="T59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75" draw:layer="layout" svg:width="6.299cm" svg:height="0.801cm" svg:x="13.3cm" svg:y="10.927cm">
          <text:p text:style-name="P66"><text:span text:style-name="T59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41" draw:layer="layout" svg:width="3.174cm" svg:height="1.93cm" svg:x="20.302cm" svg:y="10.323cm">
          <text:p text:style-name="P65"><text:span text:style-name="T58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72" draw:layer="layout" svg:width="2.882cm" svg:height="0.758cm" svg:x="21.769cm" svg:y="9.472cm">
          <text:p text:style-name="P7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67" draw:layer="layout" svg:width="1.955cm" svg:height="0.801cm" svg:x="9.074cm" svg:y="7.523cm">
          <text:p text:style-name="P66"><text:span text:style-name="T59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20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Rechteck 61" draw:style-name="gr11" draw:text-style-name="P72" draw:layer="layout" svg:width="2.882cm" svg:height="0.758cm" svg:x="21.769cm" svg:y="6.676cm">
          <text:p text:style-name="P7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40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5" draw:text-style-name="P76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7.299cm" svg:y1="15.16cm" svg:x2="6.07cm" svg:y2="15.16cm">
          <text:p/>
        </draw:line>
        <draw:custom-shape draw:name="Ellipse 20" draw:style-name="gr35" draw:text-style-name="P76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6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Beispiel </text:span><text:span text:style-name="T8">zur </text:span><text:span text:style-name="T8">expliziten </text:span><text:span text:style-name="T8">Synchron</text:span><text:span text:style-name="T8">isation</text:span><text:span text:style-name="T8"><text:line-break/></text:span><text:span text:style-name="T8">Eigene </text:span><text:span text:style-name="T8">Semapho</text:span><text:span text:style-name="T8">r-</text:span><text:span text:style-name="T8">Impleme</text:span><text:span text:style-name="T8">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8" draw:text-style-name="P78" draw:layer="layout" svg:width="23.6cm" svg:height="12.064cm" svg:x="1.2cm" svg:y="3.81cm">
          <text:p text:style-name="P77"><text:span text:style-name="T62">class </text:span><text:span text:style-name="T63">MySemaphor</text:span><text:span text:style-name="T62"> {</text:span></text:p>
          <text:p text:style-name="P77"><text:span text:style-name="T62"><text:tab/></text:span><text:span text:style-name="T62">private int max;</text:span><text:span text:style-name="T62"><text:tab/></text:span><text:span text:style-name="T62"><text:tab/></text:span><text:span text:style-name="T64">// Anzahl der maximal möglichen Threads im kritischen Abschnitt</text:span></text:p>
          <text:p text:style-name="P77"><text:span text:style-name="T62"><text:tab/></text:span><text:span text:style-name="T62">private int free;</text:span><text:span text:style-name="T62"><text:tab/></text:span><text:span text:style-name="T62"><text:tab/></text:span><text:span text:style-name="T64">// Anzahl der verfügbaren Plätze im kritischen Abschnitt (so viele </text:span></text:p>
          <text:p text:style-name="P77"><text:span text:style-name="T64"><text:s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Threads dürfen noch in den kritischen Abschnitt rein)</text:span></text:p>
          <text:p text:style-name="P77"><text:span text:style-name="T62"><text:tab/></text:span><text:span text:style-name="T62">private int waiting;</text:span><text:span text:style-name="T62"><text:tab/></text:span><text:span text:style-name="T64">// Anzahl der in der P-Operation mit wait wartenden Threads (so </text:span></text:p>
          <text:p text:style-name="P77"><text:span text:style-name="T64"><text:s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viele Threads möchten aktuell in den kritischen Abschnitt rein)</text:span></text:p>
          <text:p text:style-name="P77"><text:span text:style-name="T62"/></text:p>
          <text:p text:style-name="P77"><text:span text:style-name="T62"><text:tab/></text:span><text:span text:style-name="T62">public </text:span><text:span text:style-name="T63">MySemaphor</text:span><text:span text:style-name="T62">() {</text:span></text:p>
          <text:p text:style-name="P77"><text:span text:style-name="T62"><text:tab/></text:span><text:span text:style-name="T62"><text:tab/></text:span><text:span text:style-name="T62">this(0);</text:span></text:p>
          <text:p text:style-name="P77"><text:span text:style-name="T62"><text:tab/></text:span><text:span text:style-name="T62">}</text:span></text:p>
          <text:p text:style-name="P77"><text:span text:style-name="T62"/></text:p>
          <text:p text:style-name="P77"><text:span text:style-name="T62"><text:tab/></text:span><text:span text:style-name="T62">public </text:span><text:span text:style-name="T63">MySemaphor</text:span><text:span text:style-name="T62">(int i) {</text:span></text:p>
          <text:p text:style-name="P77"><text:span text:style-name="T62"><text:tab/></text:span><text:span text:style-name="T62"><text:tab/></text:span><text:span text:style-name="T62">if (i &gt;=0) { </text:span></text:p>
          <text:p text:style-name="P77"><text:span text:style-name="T62"><text:tab/></text:span><text:span text:style-name="T62"><text:tab/></text:span><text:span text:style-name="T62"><text:tab/></text:span><text:span text:style-name="T62">max = i;</text:span></text:p>
          <text:p text:style-name="P77"><text:span text:style-name="T62"><text:tab/></text:span><text:span text:style-name="T62"><text:tab/></text:span><text:span text:style-name="T62">} else { </text:span></text:p>
          <text:p text:style-name="P77"><text:span text:style-name="T62"><text:tab/></text:span><text:span text:style-name="T62"><text:tab/></text:span><text:span text:style-name="T62"><text:tab/></text:span><text:span text:style-name="T62">max = 0;</text:span></text:p>
          <text:p text:style-name="P77"><text:span text:style-name="T62"><text:tab/></text:span><text:span text:style-name="T62"><text:tab/></text:span><text:span text:style-name="T62">}</text:span></text:p>
          <text:p text:style-name="P77"><text:span text:style-name="T62"><text:tab/></text:span><text:span text:style-name="T62"><text:tab/></text:span><text:span text:style-name="T62">free = max;</text:span></text:p>
          <text:p text:style-name="P77"><text:span text:style-name="T62"><text:tab/></text:span><text:span text:style-name="T62"><text:tab/></text:span><text:span text:style-name="T62">waiting = 0;</text:span></text:p>
          <text:p text:style-name="P77"><text:span text:style-name="T62"><text:tab/></text:span><text:span text:style-name="T62">}</text:span></text:p>
          <text:p text:style-name="P77"><text:span text:style-name="T62"/></text:p>
          <text:p text:style-name="P77"><text:span text:style-name="T62"><text:tab/></text:span><text:span text:style-name="T62">protected void finalize() throws Throwable {...}</text:span></text:p>
          <text:p text:style-name="P77"><text:span text:style-name="T62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Beispiel </text:span><text:span text:style-name="T8">zur </text:span><text:span text:style-name="T8">expliziten </text:span><text:span text:style-name="T8">Synchron</text:span><text:span text:style-name="T8">isation</text:span><text:span text:style-name="T8"><text:line-break/></text:span><text:span text:style-name="T8">Semapho</text:span><text:span text:style-name="T8">r-</text:span><text:span text:style-name="T8">Impleme</text:span><text:span text:style-name="T8">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80" draw:layer="layout" svg:width="20.319cm" svg:height="12.064cm" svg:x="2.752cm" svg:y="3.81cm">
          <text:p text:style-name="P79"><text:span text:style-name="T65">/**</text:span></text:p>
          <text:p text:style-name="P79"><text:span text:style-name="T65"><text:s text:c="2"/></text:span><text:span text:style-name="T65">* P-Operation</text:span></text:p>
          <text:p text:style-name="P79"><text:span text:style-name="T65"><text:s text:c="2"/></text:span><text:span text:style-name="T65">*/</text:span></text:p>
          <text:p text:style-name="P79"><text:span text:style-name="T66">public synchronized void P() </text:span></text:p>
          <text:p text:style-name="P79"><text:span text:style-name="T67">{</text:span></text:p>
          <text:p text:style-name="P79"><text:span text:style-name="T67"><text:s text:c="3"/></text:span><text:span text:style-name="T67">while (free &lt;= 0) </text:span></text:p>
          <text:p text:style-name="P79"><text:span text:style-name="T67"><text:s text:c="2"/></text:span><text:span text:style-name="T67">{</text:span></text:p>
          <text:p text:style-name="P79"><text:span text:style-name="T67"><text:s text:c="3"/></text:span><text:span text:style-name="T67"><text:tab/></text:span><text:span text:style-name="T67"> <text:s/></text:span><text:span text:style-name="T67">waiting++;</text:span><text:span text:style-name="T67"><text:tab/></text:span><text:span text:style-name="T67"><text:tab/></text:span><text:span text:style-name="T65">// Anzahl der wartenden Threads erh</text:span><text:span text:style-name="T68">ö</text:span><text:span text:style-name="T65">hen</text:span></text:p>
          <text:p text:style-name="P79"><text:span text:style-name="T67"><text:s text:c="5"/></text:span><text:span text:style-name="T67"><text:tab/></text:span><text:span text:style-name="T67"> <text:s/></text:span><text:span text:style-name="T67">try {</text:span></text:p>
          <text:p text:style-name="P79"><text:span text:style-name="T67"><text:s text:c="8"/></text:span><text:span text:style-name="T67"><text:tab/></text:span><text:span text:style-name="T67">this.</text:span><text:span text:style-name="T66">wait</text:span><text:span text:style-name="T67">(); </text:span></text:p>
          <text:p text:style-name="P79"><text:span text:style-name="T67"><text:s text:c="5"/></text:span><text:span text:style-name="T67"><text:tab/></text:span><text:span text:style-name="T67"> <text:s/></text:span><text:span text:style-name="T67">} catch (InterruptedException e) {}</text:span></text:p>
          <text:p text:style-name="P79"><text:span text:style-name="T67"><text:s text:c="5"/></text:span></text:p>
          <text:p text:style-name="P79"><text:span text:style-name="T67"><text:s text:c="9"/></text:span><text:span text:style-name="T67">waiting--;</text:span><text:span text:style-name="T67"><text:tab/></text:span><text:span text:style-name="T67"><text:tab/></text:span><text:span text:style-name="T65">// Anzahl der wartenden Threads vermindern</text:span></text:p>
          <text:p text:style-name="P79"><text:span text:style-name="T67"><text:s text:c="3"/></text:span><text:span text:style-name="T67">}</text:span></text:p>
          <text:p text:style-name="P79"><text:span text:style-name="T67"><text:s text:c="3"/></text:span><text:span text:style-name="T67">free--;</text:span><text:span text:style-name="T67"><text:tab/></text:span><text:span text:style-name="T67"><text:tab/></text:span><text:span text:style-name="T67"><text:tab/></text:span><text:span text:style-name="T67"><text:tab/></text:span><text:span text:style-name="T65">// Jetzt erst Semaphorz</text:span><text:span text:style-name="T68">ä</text:span><text:span text:style-name="T65">hler vermindern</text:span></text:p>
          <text:p text:style-name="P79"><text:span text:style-name="T67"><text:s/></text:span><text:span text:style-name="T67">}</text:span></text:p>
          <text:p text:style-name="P79"><text:span text:style-name="T69"/></text:p>
          <text:p text:style-name="P79"><text:span text:style-name="T69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draw:frame draw:name="Rectangle 2" presentation:style-name="pr12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Beispiel </text:span><text:span text:style-name="T8">zur </text:span><text:span text:style-name="T8">expliziten </text:span><text:span text:style-name="T8">Synchron</text:span><text:span text:style-name="T8">isation</text:span><text:span text:style-name="T8"><text:line-break/></text:span><text:span text:style-name="T8">Semapho</text:span><text:span text:style-name="T8">r-</text:span><text:span text:style-name="T8">Impleme</text:span><text:span text:style-name="T8">ntierung</text:span></text:p>
          </draw:text-box>
        </draw:frame>
        <draw:custom-shape draw:name="Rectangle 3" draw:style-name="gr37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82" draw:layer="layout" svg:width="20.319cm" svg:height="12.064cm" svg:x="2.752cm" svg:y="3.81cm">
          <text:p text:style-name="P81"><text:span text:style-name="T70">/**</text:span></text:p>
          <text:p text:style-name="P81"><text:span text:style-name="T70"><text:s text:c="2"/></text:span><text:span text:style-name="T70">* V-Operation</text:span></text:p>
          <text:p text:style-name="P81"><text:span text:style-name="T70"><text:s text:c="2"/></text:span><text:span text:style-name="T70">*/</text:span></text:p>
          <text:p text:style-name="P81"><text:span text:style-name="T71"><text:s/></text:span><text:span text:style-name="T72">public synchronized void V() </text:span></text:p>
          <text:p text:style-name="P81"><text:span text:style-name="T71">{</text:span></text:p>
          <text:p text:style-name="P81"><text:span text:style-name="T71"><text:s text:c="3"/></text:span><text:span text:style-name="T71">free++; <text:s/></text:span><text:span text:style-name="T70">// Semaphorzähler erhöhen</text:span></text:p>
          <text:p text:style-name="P81"><text:span text:style-name="T71"><text:s text:c="2"/></text:span></text:p>
          <text:p text:style-name="P81"><text:span text:style-name="T71"><text:s text:c="3"/></text:span><text:span text:style-name="T71">if (waiting &gt; 0) </text:span></text:p>
          <text:p text:style-name="P81"><text:span text:style-name="T71"><text:s text:c="3"/></text:span><text:span text:style-name="T71">{</text:span></text:p>
          <text:p text:style-name="P81"><text:span text:style-name="T71"><text:s text:c="3"/></text:span><text:span text:style-name="T71"><text:tab/></text:span><text:span text:style-name="T70">// Nur wenn ein anderer Thread wartet, </text:span></text:p>
          <text:p text:style-name="P81"><text:span text:style-name="T70"><text:s text:c="3"/></text:span><text:span text:style-name="T70"><text:tab/></text:span><text:span text:style-name="T70">// diesen mit notify benachrichtigen</text:span></text:p>
          <text:p text:style-name="P81"><text:span text:style-name="T71"><text:s text:c="3"/></text:span><text:span text:style-name="T71"><text:tab/></text:span><text:span text:style-name="T71">this.</text:span><text:span text:style-name="T72">notify</text:span><text:span text:style-name="T71">();</text:span></text:p>
          <text:p text:style-name="P81"><text:span text:style-name="T71"><text:s text:c="3"/></text:span><text:span text:style-name="T71">}</text:span></text:p>
          <text:p text:style-name="P81"><text:span text:style-name="T71"><text:s/></text:span><text:span text:style-name="T71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draw:frame draw:name="Rectangle 2" presentation:style-name="pr12" draw:text-style-name="P10" draw:layer="layout" svg:width="17.7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</text:span><text:span text:style-name="T8">Synchron</text:span><text:span text:style-name="T8">isation: </text:span><text:span text:style-name="T8">Abschlie</text:span><text:span text:style-name="T8">ßende </text:span><text:span text:style-name="T8">Anmerku</text:span><text:span text:style-name="T8">ngen</text:span></text:p>
          </draw:text-box>
        </draw:frame>
        <draw:custom-shape draw:name="Text Box 3" draw:style-name="gr10" draw:text-style-name="P10" draw:layer="layout" svg:width="22.224cm" svg:height="16.024cm" svg:x="1.693cm" svg:y="3.387cm">
          <text:list text:style-name="L12">
            <text:list-item>
              <text:p text:style-name="P5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55"><text:span text:style-name="T16">Monitor-Verwaltung kostet etwas</text:span></text:p>
                </text:list-item>
                <text:list-item>
                  <text:p text:style-name="P5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54"><text:span text:style-name="T5">Programmierung von Threads ist gefährlich, da man Synchronisationsprobleme leicht übersehen kann</text:span></text:p>
              <text:list>
                <text:list-item>
                  <text:p text:style-name="P55"><text:span text:style-name="T16">Ist ein Codestück, das zu serialisieren ist, nicht mit „</text:span><text:span text:style-name="T42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6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1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</text:span><text:span text:style-name="T8">s: </text:span><text:span text:style-name="T8">Definition</text:span></text:p>
          </draw:text-box>
        </draw:frame>
        <draw:frame draw:name="Rectangle 3" presentation:style-name="pr8" draw:text-style-name="P10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83"><text:span text:style-name="T5">Prozesse bzw. Threads können </text:span><text:span text:style-name="T5">sich gegenseitig behindern </text:span><text:span text:style-name="T5">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84"><text:span text:style-name="T16">Programme können nicht mehr </text:span><text:span text:style-name="T16">ausgeführt werden</text:span></text:p>
                  </text:list-item>
                </text:list>
              </text:list-item>
              <text:list-item>
                <text:p text:style-name="P83"><text:span text:style-name="T5">Das typische Problem: </text:span></text:p>
                <text:list>
                  <text:list-item>
                    <text:p text:style-name="P84"><text:span text:style-name="T16">Prozess P1 hat das Betriebsmittel </text:span><text:span text:style-name="T16">B1 reserviert und wartet auf B2, </text:span><text:span text:style-name="T16">das aber von P2 reserviert ist</text:span></text:p>
                  </text:list-item>
                  <text:list-item>
                    <text:p text:style-name="P84"><text:span text:style-name="T16">P2 wiederum wartet auf B1</text:span></text:p>
                  </text:list-item>
                  <text:list-item>
                    <text:p text:style-name="P84"><text:span text:style-name="T16">Beide Prozesse warten ewig</text:span></text:p>
                  </text:list-item>
                </text:list>
              </text:list-item>
              <text:list-item>
                <text:p text:style-name="P83"><text:span text:style-name="T5">Hier haben wir es mit einer </text:span><text:span text:style-name="T43">Verklemmung</text:span><text:span text:style-name="T5"> bzw. mit einem </text:span><text:span text:style-name="T43">Deadlock</text:span><text:span text:style-name="T5"> zu tun</text:span></text:p>
              </text:list-item>
            </text:list>
            <text:p text:style-name="P8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</text:span><text:span text:style-name="T8">s: </text:span><text:span text:style-name="T8">Modellier</text:span><text:span text:style-name="T8">ung</text:span></text:p>
          </draw:text-box>
        </draw:frame>
        <draw:frame draw:name="Rectangle 3" presentation:style-name="pr8" draw:text-style-name="P10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83"><text:span text:style-name="T5">Klassischer Deadlock mit zwei </text:span><text:span text:style-name="T5">Prozessen und zwei </text:span><text:span text:style-name="T5">Betriebsmitteln (Ressourcen) </text:span></text:p>
              </text:list-item>
              <text:list-item>
                <text:p text:style-name="P83"><text:span text:style-name="T5">Zur Darstellung nutzt man u.a. </text:span><text:span text:style-name="T5">Betriebsmittelbelegungsgraph</text:span><text:span text:style-name="T5">en</text:span></text:p>
              </text:list-item>
            </text:list>
            <text:p text:style-name="P85"><text:span text:style-name="T16"/></text:p>
          </draw:text-box>
        </draw:frame>
        <draw:custom-shape draw:name="Ellipse 5" draw:style-name="gr18" draw:text-style-name="P41" draw:layer="layout" svg:width="1.798cm" svg:height="1.6cm" svg:x="10.301cm" svg:y="10.125cm">
          <text:p text:style-name="P23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41" draw:layer="layout" svg:width="1.798cm" svg:height="1.6cm" svg:x="10.5cm" svg:y="14.526cm">
          <text:p text:style-name="P23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41" draw:layer="layout" svg:width="1.997cm" svg:height="1.198cm" svg:x="5.9cm" svg:y="12.726cm">
          <text:p text:style-name="P32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41" draw:layer="layout" svg:width="1.997cm" svg:height="1.203cm" svg:x="14.301cm" svg:y="12.524cm">
          <text:p text:style-name="P32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20" draw:layer="layout" svg:width="1.798cm" svg:height="3.399cm" draw:transform="rotate (-1.5707963267949) translate (10.273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20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20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20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0" draw:layer="layout" svg:width="4.085cm" svg:height="0.927cm" svg:x="5.311cm" svg:y="10.526cm">
          <text:p text:style-name="P23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5.211cm" svg:height="0.927cm" svg:x="13.262cm" svg:y="10.526cm">
          <text:p text:style-name="P23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Deadlock</text:span><text:span text:style-name="T8">: </text:span><text:span text:style-name="T8">Bedingun</text:span><text:span text:style-name="T8">gen</text:span></text:p>
          </draw:text-box>
        </draw:frame>
        <draw:frame draw:name="Rectangle 3" presentation:style-name="pr8" draw:text-style-name="P10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86"><text:span text:style-name="T5">Es gibt vier notwendige und </text:span><text:span text:style-name="T5">hinreichende Bedingungen für </text:span><text:span text:style-name="T5">einen Deadlock:</text:span></text:p>
              </text:list-item>
            </text:list>
            <text:list text:style-name="L7">
              <text:list-item>
                <text:list>
                  <text:list-item>
                    <text:p text:style-name="P87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8"><text:span text:style-name="T17">Jedes beteiligte Betriebsmittel ist </text:span><text:span text:style-name="T17">entweder exklusiv belegt oder frei</text:span></text:p>
                      </text:list-item>
                    </text:list>
                  </text:list-item>
                  <text:list-item>
                    <text:p text:style-name="P87"><text:span text:style-name="T19">(2) Hold-and-wait</text:span></text:p>
                    <text:list>
                      <text:list-item>
                        <text:p text:style-name="P88"><text:span text:style-name="T17">Prozesse belegen bereits exklusiv </text:span><text:span text:style-name="T17">Betriebsmittel (mind. eines) und </text:span><text:span text:style-name="T17">fordern noch weitere an: Die </text:span><text:span text:style-name="T17">Anforderung wird also nicht auf </text:span><text:span text:style-name="T17">einmal getätigt</text:span></text:p>
                      </text:list-item>
                    </text:list>
                  </text:list-item>
                  <text:list-item>
                    <text:p text:style-name="P87"><text:span text:style-name="T19">(3) No preemption</text:span></text:p>
                    <text:list>
                      <text:list-item>
                        <text:p text:style-name="P88"><text:span text:style-name="T17">Es ist kein Entzug eines </text:span><text:span text:style-name="T17">Betriebsmittels möglich, Prozesse </text:span><text:span text:style-name="T17">müssen sie selbst wieder </text:span><text:span text:style-name="T17">zurückgeben</text:span></text:p>
                      </text:list-item>
                    </text:list>
                  </text:list-item>
                  <text:list-item>
                    <text:p text:style-name="P87"><text:span text:style-name="T19">(4) Circular waiting </text:span><text:span text:style-name="T16">(hinreichend)</text:span></text:p>
                    <text:list>
                      <text:list-item>
                        <text:p text:style-name="P88"><text:span text:style-name="T17">Zwei oder mehr Prozesse müssen </text:span><text:span text:style-name="T17">in einer geschlossenen Kette auf </text:span><text:span text:style-name="T17">Betriebsmittel warten, die der </text:span><text:span text:style-name="T17">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Java-</text:span><text:span text:style-name="T8">Beispiel: </text:span><text:span text:style-name="T8">Deadlock</text:span><text:span text:style-name="T8">situation</text:span></text:p>
          </draw:text-box>
        </draw:frame>
        <draw:frame draw:name="Rectangle 3" presentation:style-name="pr8" draw:text-style-name="P10" draw:layer="layout" svg:width="20.954cm" svg:height="14.198cm" svg:x="2.297cm" svg:y="3.325cm" presentation:class="outline" presentation:user-transformed="true">
          <draw:text-box>
            <text:p text:style-name="P89"><text:span text:style-name="T73">public class myDeadlock</text:span><text:span text:style-name="T74"> <text:s/>{</text:span></text:p>
            <text:p text:style-name="P89"><text:span text:style-name="T74"><text:tab/></text:span><text:span text:style-name="T74">public static void main(String[] args) {</text:span></text:p>
            <text:p text:style-name="P89"><text:span text:style-name="T74"><text:tab/></text:span><text:span text:style-name="T74"><text:tab/></text:span><text:span text:style-name="T74">final Object resource1 = new Object(); </text:span><text:span text:style-name="T75">// Dummy-Objekte nur </text:span><text:span text:style-name="T75">zur Demonstration</text:span><text:span text:style-name="T74"> </text:span></text:p>
            <text:p text:style-name="P89"><text:span text:style-name="T74"><text:tab/></text:span><text:span text:style-name="T74"><text:tab/></text:span><text:span text:style-name="T74">final Object resource2 = new Object();</text:span></text:p>
            <text:p text:style-name="P89"><text:span text:style-name="T74"/></text:p>
            <text:p text:style-name="P89"><text:span text:style-name="T74"><text:tab/></text:span><text:span text:style-name="T74"> <text:s text:c="12"/></text:span><text:span text:style-name="T73">Thread t1 </text:span><text:span text:style-name="T74">= new Thread( new Runnable() <text:s/>{</text:span></text:p>
            <text:p text:style-name="P8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89"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8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8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8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8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89"><text:span text:style-name="T74"><text:tab/></text:span><text:span text:style-name="T74"> <text:s text:c="11"/></text:span><text:span text:style-name="T74">);</text:span></text:p>
            <text:p text:style-name="P89"><text:span text:style-name="T74"/></text:p>
            <text:p text:style-name="P89"><text:span text:style-name="T74"><text:tab/></text:span><text:span text:style-name="T74"> <text:s text:c="11"/></text:span><text:span text:style-name="T73">Thread t2 </text:span><text:span text:style-name="T74">= new Thread( new Runnable() <text:s/>{</text:span></text:p>
            <text:p text:style-name="P89"><text:span text:style-name="T74"><text:tab/></text:span><text:span text:style-name="T74"><text:tab/></text:span><text:span text:style-name="T74"><text:tab/></text:span><text:span text:style-name="T74">public void </text:span><text:span text:style-name="T73">run</text:span><text:span text:style-name="T74">() <text:s/>{</text:span></text:p>
            <text:p text:style-name="P89"><text:span text:style-name="T74"><text:tab/></text:span><text:span text:style-name="T74"><text:tab/></text:span><text:span text:style-name="T74"><text:tab/></text:span><text:span text:style-name="T73">synchronized</text:span><text:span text:style-name="T74"> (resource2) <text:s/>{</text:span></text:p>
            <text:p text:style-name="P89"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89"><text:span text:style-name="T74"><text:tab/></text:span><text:span text:style-name="T74"><text:tab/></text:span><text:span text:style-name="T74"><text:tab/></text:span><text:span text:style-name="T74"><text:tab/></text:span><text:span text:style-name="T73">synchronized</text:span><text:span text:style-name="T74"> (resource1) <text:s/>{</text:span></text:p>
            <text:p text:style-name="P89"><text:span text:style-name="T74"><text:tab/></text:span><text:span text:style-name="T74"><text:tab/></text:span><text:span text:style-name="T74"><text:tab/></text:span><text:span text:style-name="T74"><text:tab/></text:span><text:span text:style-name="T75">// <text:s/>mach etwas</text:span></text:p>
            <text:p text:style-name="P89"><text:span text:style-name="T74"><text:tab/></text:span><text:span text:style-name="T74"><text:tab/></text:span><text:span text:style-name="T74"> <text:s text:c="6"/></text:span><text:span text:style-name="T74">} } } }</text:span></text:p>
            <text:p text:style-name="P89"><text:span text:style-name="T74"><text:tab/></text:span><text:span text:style-name="T74"> <text:s text:c="9"/></text:span><text:span text:style-name="T74">);</text:span></text:p>
            <text:p text:style-name="P89"><text:span text:style-name="T74"/></text:p>
            <text:p text:style-name="P89"><text:span text:style-name="T74"><text:tab/></text:span><text:span text:style-name="T74"><text:tab/></text:span><text:span text:style-name="T74">t1.start(); t2.start();</text:span></text:p>
            <text:p text:style-name="P89"><text:span text:style-name="T74"><text:tab/></text:span><text:span text:style-name="T74">}</text:span></text:p>
            <text:p text:style-name="P89"><text:span text:style-name="T74">}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9" draw:text-style-name="P10" draw:layer="layout" svg:width="10.397cm" svg:height="1.6cm" svg:x="12.7cm" svg:y="15.125cm">
          <text:p text:style-name="P90"><text:span text:style-name="T76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Deadlock</text:span><text:span text:style-name="T8">: </text:span><text:span text:style-name="T8">Behandlu</text:span><text:span text:style-name="T8">ng</text:span></text:p>
          </draw:text-box>
        </draw:frame>
        <draw:frame draw:name="Rectangle 3" presentation:style-name="pr8" draw:text-style-name="P10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86"><text:span text:style-name="T5">Es gibt vier verschiedene </text:span><text:span text:style-name="T5">Strategien zur Deadlock-</text:span><text:span text:style-name="T5">Behandlung:</text:span></text:p>
              </text:list-item>
            </text:list>
            <text:list text:style-name="L7">
              <text:list-item>
                <text:list>
                  <text:list-item>
                    <text:p text:style-name="P87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8"><text:span text:style-name="T17">Vogel-Strauß-Strategie: „Kopf in </text:span><text:span text:style-name="T17">den Sand“</text:span></text:p>
                      </text:list-item>
                    </text:list>
                  </text:list-item>
                  <text:list-item>
                    <text:p text:style-name="P87"><text:span text:style-name="T19">Erkennen und beheben</text:span></text:p>
                    <text:list>
                      <text:list-item>
                        <text:p text:style-name="P88"><text:span text:style-name="T17">Deadlocks sind grundsätzlich </text:span><text:span text:style-name="T17">zugelassen, werden aber über </text:span><text:span text:style-name="T17">Betriebsmittelbelegungsgraphen </text:span><text:span text:style-name="T17">erkannt</text:span></text:p>
                      </text:list-item>
                      <text:list-item>
                        <text:p text:style-name="P88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1"><text:span text:style-name="T13">Rollback</text:span></text:p>
                          </text:list-item>
                          <text:list-item>
                            <text:p text:style-name="P91"><text:span text:style-name="T13">Prozessabbruch</text:span></text:p>
                          </text:list-item>
                          <text:list-item>
                            <text:p text:style-name="P91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87"><text:span text:style-name="T19">Dynamisches Verhindern</text:span></text:p>
                    <text:list>
                      <text:list-item>
                        <text:p text:style-name="P88"><text:span text:style-name="T17">Ressourcen vorsichtig zuteilen</text:span></text:p>
                      </text:list-item>
                    </text:list>
                  </text:list-item>
                  <text:list-item>
                    <text:p text:style-name="P87"><text:span text:style-name="T19">Vermeiden</text:span></text:p>
                    <text:list>
                      <text:list-item>
                        <text:p text:style-name="P88"><text:span text:style-name="T17">Eine der vier Bedingungen muss </text:span><text:span text:style-name="T17">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9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1.904cm" svg:x="1.693cm" svg:y="0.847cm" presentation:class="title" presentation:user-transformed="true">
          <draw:text-box>
            <text:p text:style-name="P12"><text:span text:style-name="T8">Überblick </text:span><text:span text:style-name="T8">und </text:span><text:span text:style-name="T8">Zusamm</text:span><text:span text:style-name="T8">enfassun</text:span><text:span text:style-name="T8">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3-10-31">31.10.23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pitch="variable"/>
    <style:font-face style:name="Arial3" svg:font-family="Arial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roman" style:font-pitch="variable"/>
    <style:font-face style:name="FreeSans2" svg:font-family="FreeSans" style:font-family-generic="system" style:font-pitch="variable"/>
    <style:font-face style:name="FreeSans3" svg:font-family="FreeSans" style:font-family-generic="swiss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modern" style:font-pitch="variable"/>
    <style:font-face style:name="Unifont1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3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2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2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</text:span><text:span text:style-name="MT4">Outline </text:span><text:span text:style-name="MT4">LevelTextmaste</text:span><text:span text:style-name="MT4">rformate durch </text:span><text:span text:style-name="MT4">Klicken </text:span><text:span text:style-name="MT4">bearbeiten</text:span></text:p>
                                      <text:list>
                                        <text:list-item>
                                          <text:p text:style-name="MP11"><text:span text:style-name="MT4">Zweite </text:span><text:span text:style-name="MT4">Ebene</text:span></text:p>
                                          <text:list>
                                            <text:list-item>
                                              <text:p text:style-name="MP11"><text:span text:style-name="MT5">Dritte </text:span><text:span text:style-name="MT5">Ebene</text:span></text:p>
                                              <text:list>
                                                <text:list-item>
                                                  <text:p text:style-name="MP12"><text:span text:style-name="MT6">Vierte </text:span><text:span text:style-name="MT6">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</text:span><text:span text:style-name="MT7">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</text:span><text:span text:style-name="MT8">Betriebssysteme, </text:span><text:span text:style-name="MT8">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93</meta:editing-cycles>
    <meta:print-date>1999-04-08T16:15:23</meta:print-date>
    <meta:creation-date>1997-06-07T14:48:20</meta:creation-date>
    <dc:date>2023-10-31T16:54:28.064705922</dc:date>
    <meta:editing-duration>P1DT17H36M3S</meta:editing-duration>
    <meta:generator>LibreOffice/7.4.7.2$Linux_X86_64 LibreOffice_project/40$Build-2</meta:generator>
    <meta:document-statistic meta:object-count="79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